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87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1.473cm" fo:break-before="auto" style:use-optimal-row-height="true"/>
    </style:style>
    <style:style style:name="ro10" style:family="table-row">
      <style:table-row-properties style:row-height="1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947cm" fo:break-before="auto" style:use-optimal-row-height="true"/>
    </style:style>
    <style:style style:name="ro15" style:family="table-row">
      <style:table-row-properties style:row-height="6.212cm" fo:break-before="auto" style:use-optimal-row-height="true"/>
    </style:style>
    <style:style style:name="ro16" style:family="table-row">
      <style:table-row-properties style:row-height="5.265cm" fo:break-before="auto" style:use-optimal-row-height="true"/>
    </style:style>
    <style:style style:name="ro17" style:family="table-row">
      <style:table-row-properties style:row-height="0.526cm" fo:break-before="auto" style:use-optimal-row-height="true"/>
    </style:style>
    <style:style style:name="ro18"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9"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2" style:family="table-cell" style:parent-style-name="Default">
      <style:text-properties fo:color="#067d17"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Mono" fo:font-size="10pt" fo:language="pt" fo:country="B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font-weight="bold" style:font-weight-asian="bold" style:font-weight-complex="bold" fo:hyphenate="true"/>
    </style:style>
    <style:style style:name="ce5" style:family="table-cell" style:parent-style-name="Default">
      <style:table-cell-properties fo:wrap-option="wrap"/>
      <style:text-properties fo:hyphenate="true"/>
    </style:style>
    <style:style style:name="ce6" style:family="table-cell" style:parent-style-name="Default">
      <style:table-cell-properties fo:wrap-option="wrap"/>
      <style:text-properties fo:color="#067d17" style:font-name="JetBrains Mono" fo:language="none" fo:country="none" style:font-name-asian="JetBrains Mono" style:language-asian="none" style:country-asian="none" style:font-name-complex="JetBrains Mono" style:language-complex="none" style:country-complex="none" fo:hyphenate="true"/>
    </style:style>
    <style:style style:name="ce16" style:family="table-cell" style:parent-style-name="Default">
      <style:text-properties style:font-name="Calibri1" fo:font-size="11pt" style:font-size-asian="11pt" style:font-name-complex="Calibri1" style:font-size-complex="11pt"/>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wrap-option="wrap"/>
      <style:text-properties style:font-name="Calibri1" fo:font-size="11pt" style:font-size-asian="11pt" style:font-name-complex="Calibri1" style:font-size-complex="11pt" fo:hyphenate="true"/>
    </style:style>
    <style:style style:name="ce19" style:family="table-cell" style:parent-style-name="Default">
      <style:table-cell-properties fo:wrap-option="wrap"/>
      <style:text-properties fo:color="#000000" style:font-name="Calibri" style:font-name-asian="Calibri" style:font-name-complex="Calibri" fo:hyphenate="true"/>
    </style:style>
    <style:style style:name="ce20" style:family="table-cell" style:parent-style-name="Default">
      <style:table-cell-properties fo:wrap-option="wrap"/>
      <style:text-properties fo:color="#000000"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ext-properties fo:color="#080808" style:font-name="JetBrains Mono" fo:language="none" fo:country="none" style:font-name-asian="JetBrains Mono" style:language-asian="none" style:country-asian="none" style:font-name-complex="JetBrains Mono" style:language-complex="none" style:country-complex="none"/>
    </style:style>
    <style:style style:name="ce22" style:family="table-cell" style:parent-style-name="Default">
      <style:text-properties fo:color="#080808"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4"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5"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6" style:family="text">
      <style:text-properties style:use-window-font-color="true" fo:font-style="normal" style:font-weight-complex="normal" fo:text-shadow="none" style:text-line-through-mode="continuous" style:language-asian="zh" style:country-asian="CN" style:text-position="0% 100%" style:text-overline-style="none" style:text-overline-color="font-color" style:font-relief="none" style:text-line-through-type="none" style:language-complex="hi" style:country-complex="IN" style:font-name-asian="Noto Sans CJK SC" style:text-underline-style="none" style:text-underline-color="font-color" fo:language="pt" fo:country="BR" style:text-emphasize="none" style:text-outline="false" style:font-style-asian="normal" style:font-size-complex="11pt" style:font-size-asian="11pt" style:font-weight-asian="normal" fo:font-weight="normal" style:font-style-complex="normal" style:font-name-complex="Calibri"/>
    </style:style>
    <style:style style:name="T7" style:family="text">
      <style:text-properties style:use-window-font-color="true" style:font-weight-complex="normal" fo:text-shadow="none" style:text-line-through-mode="continuous" style:language-asian="zh" style:country-asian="CN" style:text-position="0% 100%" style:text-overline-style="none" style:text-overline-color="font-color" style:font-relief="none" style:text-line-through-type="none" style:language-complex="hi" style:country-complex="IN" style:font-name-asian="Noto Sans CJK SC" style:text-underline-style="none" style:text-underline-color="font-color" fo:language="pt" fo:country="BR" style:text-emphasize="none" style:text-outline="false" style:font-size-complex="11pt" style:font-size-asian="11pt" style:font-weight-asian="normal" fo:font-weight="normal" style:font-name-complex="Calibri" style:font-style-complex="italic" fo:font-style="italic" style:font-style-asian="italic"/>
    </style:style>
    <style:style style:name="T8" style:family="text">
      <style:text-properties style:use-window-font-color="true" style:font-weight-complex="normal" fo:text-shadow="none" style:text-line-through-mode="continuous" style:language-asian="zh" style:country-asian="CN" style:text-position="0% 100%" style:text-overline-style="none" style:text-overline-color="font-color" style:font-relief="none" style:text-line-through-type="none" style:language-complex="hi" style:country-complex="IN" style:font-name-asian="Noto Sans CJK SC" style:text-underline-style="none" style:text-underline-color="font-color" fo:language="pt" fo:country="BR" style:text-emphasize="none" style:text-outline="false" style:font-size-complex="11pt" style:font-size-asian="11pt" style:font-weight-asian="normal" fo:font-weight="normal" style:font-name-complex="Calibri" fo:font-style="normal" style:font-style-asian="normal" style:font-style-complex="normal"/>
    </style:style>
    <style:style style:name="T9" style:family="text">
      <style:text-properties style:text-overline-style="none" style:text-overline-color="font-color" fo:font-weight="normal" style:font-weight-complex="normal" style:font-name-complex="Calibri" style:use-window-font-color="true" style:language-complex="hi" style:country-complex="IN" style:font-style-complex="normal" style:font-weight-asian="normal" style:font-size-asian="11pt" style:text-line-through-mode="continuous" fo:text-shadow="none" style:font-style-asian="normal" style:font-size-complex="11pt" style:text-outline="false" fo:language="pt" fo:country="BR" fo:font-style="normal" style:text-underline-style="none" style:text-underline-color="font-color" style:font-name-asian="Noto Sans CJK SC" style:text-line-through-type="none" style:font-relief="none" style:text-position="0% 100%" style:language-asian="zh" style:country-asian="CN" style:text-emphasize="none"/>
    </style:style>
    <style:style style:name="T10" style:family="text">
      <style:text-properties style:text-overline-style="none" style:text-overline-color="font-color" fo:font-weight="normal" style:font-weight-complex="normal" style:font-name-complex="Calibri" style:use-window-font-color="true" style:language-complex="hi" style:country-complex="IN" style:font-weight-asian="normal" style:font-size-asian="11pt" style:text-line-through-mode="continuous" fo:text-shadow="none" style:font-size-complex="11pt" style:text-outline="false" fo:language="pt" fo:country="BR" style:text-underline-style="none" style:text-underline-color="font-color" style:font-name-asian="Noto Sans CJK SC" style:text-line-through-type="none" style:font-relief="none" style:text-position="0% 100%" style:language-asian="zh" style:country-asian="CN" style:text-emphasize="none" style:font-style-asian="italic" fo:font-style="italic" style:font-style-complex="italic"/>
    </style:style>
    <style:style style:name="T11" style:family="text">
      <style:text-properties style:text-overline-style="none" style:text-overline-color="font-color" fo:font-weight="normal" style:font-weight-complex="normal" style:font-name-complex="Calibri" style:use-window-font-color="true" style:language-complex="hi" style:country-complex="IN" style:font-weight-asian="normal" style:font-size-asian="11pt" style:text-line-through-mode="continuous" fo:text-shadow="none" style:font-size-complex="11pt" style:text-outline="false" fo:language="pt" fo:country="BR" style:text-underline-style="none" style:text-underline-color="font-color" style:font-name-asian="Noto Sans CJK SC" style:text-line-through-type="none" style:font-relief="none" style:text-position="0% 100%" style:language-asian="zh" style:country-asian="CN" style:text-emphasize="none" style:font-style-complex="normal" fo:font-style="normal" style:font-style-asian="normal"/>
    </style:style>
    <style:style style:name="T12" style:family="text">
      <style:text-properties style:text-line-through-mode="continuous" style:text-outline="false" style:font-size-asian="11pt" style:text-position="0% 100%" style:font-style-asian="normal" style:font-style-complex="normal" style:font-relief="none" style:use-window-font-color="true" style:text-line-through-type="none" fo:font-weight="normal" style:language-asian="zh" style:country-asian="CN" style:text-emphasize="none" style:font-weight-asian="normal" style:font-name-complex="Calibri" style:text-overline-style="none" style:text-overline-color="font-color" style:font-name-asian="Noto Sans CJK SC" style:text-underline-style="none" style:text-underline-color="font-color" style:font-weight-complex="normal" fo:language="pt" fo:country="BR" style:font-size-complex="11pt" fo:font-style="normal" fo:text-shadow="none" style:language-complex="hi" style:country-complex="IN"/>
    </style:style>
    <style:style style:name="T13" style:family="text">
      <style:text-properties style:text-line-through-mode="continuous" style:text-outline="false" style:font-size-asian="11pt" style:text-position="0% 100%" style:font-relief="none" style:use-window-font-color="true" style:text-line-through-type="none" fo:font-weight="normal" style:language-asian="zh" style:country-asian="CN" style:text-emphasize="none" style:font-weight-asian="normal" style:font-name-complex="Calibri" style:text-overline-style="none" style:text-overline-color="font-color" style:font-name-asian="Noto Sans CJK SC" style:text-underline-style="none" style:text-underline-color="font-color" style:font-weight-complex="normal" fo:language="pt" fo:country="BR" style:font-size-complex="11pt" fo:text-shadow="none" style:language-complex="hi" style:country-complex="IN" fo:font-style="italic" style:font-style-complex="italic" style:font-style-asian="italic"/>
    </style:style>
    <style:style style:name="T14" style:family="text">
      <style:text-properties style:text-line-through-mode="continuous" style:text-outline="false" style:font-size-asian="11pt" style:text-position="0% 100%" style:font-relief="none" style:use-window-font-color="true" style:text-line-through-type="none" fo:font-weight="normal" style:language-asian="zh" style:country-asian="CN" style:text-emphasize="none" style:font-weight-asian="normal" style:font-name-complex="Calibri" style:text-overline-style="none" style:text-overline-color="font-color" style:font-name-asian="Noto Sans CJK SC" style:text-underline-style="none" style:text-underline-color="font-color" style:font-weight-complex="normal" fo:language="pt" fo:country="BR" style:font-size-complex="11pt" fo:text-shadow="none" style:language-complex="hi" style:country-complex="IN" style:font-style-asian="normal" style:font-style-complex="normal" fo:font-style="normal"/>
    </style:style>
    <style:style style:name="T15" style:family="text">
      <style:text-properties style:text-position="0% 100%" fo:font-style="normal" style:text-outline="false" fo:text-shadow="none" style:font-name-complex="Calibri" style:font-size-asian="11pt" style:font-size-complex="11pt" style:font-weight-asian="normal" style:language-complex="hi" style:country-complex="IN" style:text-line-through-mode="continuous" style:font-style-asian="normal" style:font-weight-complex="normal" style:font-name-asian="Noto Sans CJK SC" fo:language="pt" fo:country="BR" style:language-asian="zh" style:country-asian="CN" style:text-emphasize="none" style:font-relief="none" style:text-overline-style="none" style:text-overline-color="font-color" style:use-window-font-color="true" style:text-underline-style="none" style:text-underline-color="font-color" style:font-style-complex="normal" fo:font-weight="normal" style:text-line-through-type="none"/>
    </style:style>
    <style:style style:name="T16" style:family="text">
      <style:text-properties style:text-position="0% 100%" style:text-outline="false" fo:text-shadow="none" style:font-name-complex="Calibri" style:font-size-asian="11pt" style:font-size-complex="11pt" style:font-weight-asian="normal" style:language-complex="hi" style:country-complex="IN" style:text-line-through-mode="continuous" style:font-weight-complex="normal" style:font-name-asian="Noto Sans CJK SC" fo:language="pt" fo:country="BR" style:language-asian="zh" style:country-asian="CN" style:text-emphasize="none" style:font-relief="none" style:text-overline-style="none" style:text-overline-color="font-color" style:use-window-font-color="true" style:text-underline-style="none" style:text-underline-color="font-color" fo:font-weight="normal" style:text-line-through-type="none" fo:font-style="italic" style:font-style-asian="italic" style:font-style-complex="italic"/>
    </style:style>
    <style:style style:name="T17" style:family="text">
      <style:text-properties style:text-position="0% 100%" style:text-outline="false" fo:text-shadow="none" style:font-name-complex="Calibri" style:font-size-asian="11pt" style:font-size-complex="11pt" style:font-weight-asian="normal" style:language-complex="hi" style:country-complex="IN" style:text-line-through-mode="continuous" style:font-weight-complex="normal" style:font-name-asian="Noto Sans CJK SC" fo:language="pt" fo:country="BR" style:language-asian="zh" style:country-asian="CN" style:text-emphasize="none" style:font-relief="none" style:text-overline-style="none" style:text-overline-color="font-color" style:use-window-font-color="true" style:text-underline-style="none" style:text-underline-color="font-color" fo:font-weight="normal" style:text-line-through-type="none" fo:font-style="normal" style:font-style-asian="normal" style:font-style-complex="normal"/>
    </style:style>
    <style:style style:name="T18" style:family="text">
      <style:text-properties style:use-window-font-color="true" fo:language="pt" fo:country="BR" fo:font-style="normal" style:text-outline="false" fo:text-shadow="none" style:text-position="0% 100%" style:font-size-complex="11pt" style:text-line-through-mode="continuous" style:font-name-asian="Noto Sans CJK SC" style:font-name-complex="Calibri" style:text-overline-style="none" style:text-overline-color="font-color" style:font-relief="none" style:font-size-asian="11pt" style:language-asian="zh" style:country-asian="CN" style:font-weight-asian="normal" style:text-emphasize="none" fo:font-weight="normal" style:text-underline-style="none" style:text-underline-color="font-color" style:font-style-complex="normal" style:font-style-asian="normal" style:font-weight-complex="normal" style:language-complex="hi" style:country-complex="IN" style:text-line-through-type="none"/>
    </style:style>
    <style:style style:name="T19" style:family="text">
      <style:text-properties style:use-window-font-color="true" fo:language="pt" fo:country="BR" style:text-outline="false" fo:text-shadow="none" style:text-position="0% 100%" style:font-size-complex="11pt" style:text-line-through-mode="continuous" style:font-name-asian="Noto Sans CJK SC" style:font-name-complex="Calibri" style:text-overline-style="none" style:text-overline-color="font-color" style:font-relief="none" style:font-size-asian="11pt" style:language-asian="zh" style:country-asian="CN" style:font-weight-asian="normal" style:text-emphasize="none" fo:font-weight="normal" style:text-underline-style="none" style:text-underline-color="font-color" style:font-weight-complex="normal" style:language-complex="hi" style:country-complex="IN" style:text-line-through-type="none" style:font-style-asian="italic" style:font-style-complex="italic" fo:font-style="italic"/>
    </style:style>
    <style:style style:name="T20" style:family="text">
      <style:text-properties style:use-window-font-color="true" fo:language="pt" fo:country="BR" style:text-outline="false" fo:text-shadow="none" style:text-position="0% 100%" style:font-size-complex="11pt" style:text-line-through-mode="continuous" style:font-name-asian="Noto Sans CJK SC" style:font-name-complex="Calibri" style:text-overline-style="none" style:text-overline-color="font-color" style:font-relief="none" style:font-size-asian="11pt" style:language-asian="zh" style:country-asian="CN" style:font-weight-asian="normal" style:text-emphasize="none" fo:font-weight="normal" style:text-underline-style="none" style:text-underline-color="font-color" style:font-weight-complex="normal" style:language-complex="hi" style:country-complex="IN" style:text-line-through-type="none" style:font-style-asian="normal" style:font-style-complex="normal" fo:font-style="normal"/>
    </style:style>
    <style:style style:name="T21"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22"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23"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4"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5" style:family="text">
      <style:text-properties style:language-complex="hi" style:country-complex="IN" fo:text-shadow="none" style:text-position="0% 100%" style:language-asian="zh" style:country-asian="CN" style:text-line-through-mode="continuous" style:font-name-asian="Noto Sans CJK SC" style:font-name-complex="Calibri" fo:font-weight="normal" fo:font-style="normal" style:font-relief="none" style:text-line-through-type="none" style:font-style-complex="normal" style:text-overline-style="none" style:text-overline-color="font-color" style:font-size-complex="11pt" style:font-weight-complex="normal" style:use-window-font-color="true" style:font-weight-asian="normal" style:text-underline-style="none" style:text-underline-color="font-color" style:font-style-asian="normal" fo:language="pt" fo:country="BR" style:font-size-asian="11pt" style:text-outline="false" style:text-emphasize="none"/>
    </style:style>
    <style:style style:name="T26" style:family="text">
      <style:text-properties style:language-complex="hi" style:country-complex="IN" fo:text-shadow="none" style:text-position="0% 100%" style:language-asian="zh" style:country-asian="CN" style:text-line-through-mode="continuous" style:font-name-asian="Noto Sans CJK SC" style:font-name-complex="Calibri" fo:font-weight="normal" style:font-relief="none" style:text-line-through-type="none" style:text-overline-style="none" style:text-overline-color="font-color" style:font-size-complex="11pt" style:font-weight-complex="normal" style:use-window-font-color="true" style:font-weight-asian="normal" style:text-underline-style="none" style:text-underline-color="font-color" fo:language="pt" fo:country="BR" style:font-size-asian="11pt" style:text-outline="false" style:text-emphasize="none" style:font-style-complex="italic" style:font-style-asian="italic" fo:font-style="italic"/>
    </style:style>
    <style:style style:name="T27" style:family="text">
      <style:text-properties style:language-complex="hi" style:country-complex="IN" fo:text-shadow="none" style:text-position="0% 100%" style:language-asian="zh" style:country-asian="CN" style:text-line-through-mode="continuous" style:font-name-asian="Noto Sans CJK SC" style:font-name-complex="Calibri" fo:font-weight="normal" style:font-relief="none" style:text-line-through-type="none" style:text-overline-style="none" style:text-overline-color="font-color" style:font-size-complex="11pt" style:font-weight-complex="normal" style:use-window-font-color="true" style:font-weight-asian="normal" style:text-underline-style="none" style:text-underline-color="font-color" fo:language="pt" fo:country="BR" style:font-size-asian="11pt" style:text-outline="false" style:text-emphasize="none" style:font-style-asian="normal" fo:font-style="normal" style:font-style-complex="normal"/>
    </style:style>
    <style:style style:name="T28" style:family="text">
      <style:text-properties style:language-complex="hi" style:country-complex="IN" fo:text-shadow="none" style:text-position="0% 100%" style:language-asian="zh" style:country-asian="CN" style:text-line-through-mode="continuous" style:font-name-asian="Noto Sans CJK SC" style:font-name-complex="Calibri" fo:font-weight="normal" style:font-relief="none" style:text-line-through-type="none" style:text-overline-style="none" style:text-overline-color="font-color" style:font-size-complex="11pt" style:font-weight-complex="normal" style:use-window-font-color="true" style:font-weight-asian="normal" style:text-underline-style="none" style:text-underline-color="font-color" fo:language="pt" fo:country="BR" style:font-size-asian="11pt" style:text-outline="false" style:text-emphasize="none" fo:font-style="italic" style:font-style-complex="italic" style:font-style-asian="italic"/>
    </style:style>
    <style:style style:name="T29" style:family="text">
      <style:text-properties style:language-complex="hi" style:country-complex="IN" fo:text-shadow="none" style:text-position="0% 100%" style:language-asian="zh" style:country-asian="CN" style:text-line-through-mode="continuous" style:font-name-asian="Noto Sans CJK SC" style:font-name-complex="Calibri" fo:font-weight="normal" style:font-relief="none" style:text-line-through-type="none" style:text-overline-style="none" style:text-overline-color="font-color" style:font-size-complex="11pt" style:font-weight-complex="normal" style:use-window-font-color="true" style:font-weight-asian="normal" style:text-underline-style="none" style:text-underline-color="font-color" fo:language="pt" fo:country="BR" style:font-size-asian="11pt" style:text-outline="false" style:text-emphasize="none" fo:font-style="normal" style:font-style-asian="normal" style:font-style-complex="normal"/>
    </style:style>
    <style:style style:name="T30" style:family="text">
      <style:text-properties style:text-emphasize="none" style:text-outline="false" style:use-window-font-color="true" style:font-size-complex="11pt" style:font-weight-asian="normal" style:language-complex="hi" style:country-complex="IN" style:font-style-complex="normal" style:font-name-complex="Calibri" style:text-overline-style="none" style:text-overline-color="font-color" style:text-line-through-mode="continuous" style:font-style-asian="normal" fo:language="pt" fo:country="BR" fo:font-size="11pt" style:font-name-asian="Noto Sans CJK SC" fo:text-shadow="none" style:font-weight-complex="normal" fo:font-style="normal" style:font-name="Calibri" style:text-position="0% 100%" fo:font-weight="normal" style:font-size-asian="11pt" style:language-asian="zh" style:country-asian="CN" style:font-relief="none" style:text-line-through-type="none" style:text-underline-style="none" style:text-underline-color="font-color"/>
    </style:style>
    <style:style style:name="T31"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fo:font-size="11pt" style:font-name-asian="Noto Sans CJK SC" fo:text-shadow="none" style:font-weight-complex="normal" style:font-name="Calibri" style:text-position="0% 100%" fo:font-weight="normal" style:font-size-asian="11pt" style:language-asian="zh" style:country-asian="CN" style:font-relief="none" style:text-line-through-type="none" style:text-underline-style="none" style:text-underline-color="font-color" style:font-style-complex="italic" fo:font-style="italic" style:font-style-asian="italic"/>
    </style:style>
    <style:style style:name="T32"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fo:font-size="11pt" style:font-name-asian="Noto Sans CJK SC" fo:text-shadow="none" style:font-weight-complex="normal" style:font-name="Calibri" style:text-position="0% 100%" fo:font-weight="normal" style:font-size-asian="11pt" style:language-asian="zh" style:country-asian="CN" style:font-relief="none" style:text-line-through-type="none" style:text-underline-style="none" style:text-underline-color="font-color" fo:font-style="normal" style:font-style-complex="normal" style:font-style-asian="normal"/>
    </style:style>
    <style:style style:name="T33"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fo:font-size="11pt" style:font-name-asian="Noto Sans CJK SC" fo:text-shadow="none" style:font-weight-complex="normal" style:font-name="Calibri" style:text-position="0% 100%" fo:font-weight="normal" style:font-size-asian="11pt" style:language-asian="zh" style:country-asian="CN" style:font-relief="none" style:text-line-through-type="none" style:text-underline-style="none" style:text-underline-color="font-color" fo:font-style="italic" style:font-style-complex="italic" style:font-style-asian="italic"/>
    </style:style>
    <style:style style:name="T34"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fo:font-size="11pt" style:font-name-asian="Noto Sans CJK SC" fo:text-shadow="none" style:font-weight-complex="normal" style:font-name="Calibri" style:text-position="0% 100%" fo:font-weight="normal" style:font-size-asian="11pt" style:language-asian="zh" style:country-asian="CN" style:font-relief="none" style:text-line-through-type="none" style:text-underline-style="none" style:text-underline-color="font-color" style:font-style-asian="normal" style:font-style-complex="normal" fo:font-style="normal"/>
    </style:style>
    <style:style style:name="T35" style:family="text">
      <style:text-properties style:text-emphasize="none" style:text-outline="false" style:use-window-font-color="true" style:font-size-complex="11pt" style:font-weight-asian="normal" style:language-complex="hi" style:country-complex="IN" style:font-style-complex="normal" style:font-name-complex="Calibri" style:text-overline-style="none" style:text-overline-color="font-color" style:text-line-through-mode="continuous" style:font-style-asian="normal" fo:language="pt" fo:country="BR" style:font-name-asian="Noto Sans CJK SC" fo:text-shadow="none" style:font-weight-complex="normal" fo:font-style="normal" style:text-position="0% 100%" fo:font-weight="normal" style:font-size-asian="11pt" style:language-asian="zh" style:country-asian="CN" style:font-relief="none" style:text-line-through-type="none" style:text-underline-style="none" style:text-underline-color="font-color"/>
    </style:style>
    <style:style style:name="T36"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style:font-name-asian="Noto Sans CJK SC" fo:text-shadow="none" style:font-weight-complex="normal" style:text-position="0% 100%" fo:font-weight="normal" style:font-size-asian="11pt" style:language-asian="zh" style:country-asian="CN" style:font-relief="none" style:text-line-through-type="none" style:text-underline-style="none" style:text-underline-color="font-color" style:font-style-complex="italic" fo:font-style="italic" style:font-style-asian="italic"/>
    </style:style>
    <style:style style:name="T37"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style:font-name-asian="Noto Sans CJK SC" fo:text-shadow="none" style:font-weight-complex="normal" style:text-position="0% 100%" fo:font-weight="normal" style:font-size-asian="11pt" style:language-asian="zh" style:country-asian="CN" style:font-relief="none" style:text-line-through-type="none" style:text-underline-style="none" style:text-underline-color="font-color" fo:font-style="normal" style:font-style-complex="normal" style:font-style-asian="normal"/>
    </style:style>
    <style:style style:name="T38"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style:font-name-asian="Noto Sans CJK SC" fo:text-shadow="none" style:font-weight-complex="normal" style:text-position="0% 100%" fo:font-weight="normal" style:font-size-asian="11pt" style:language-asian="zh" style:country-asian="CN" style:font-relief="none" style:text-line-through-type="none" style:text-underline-style="none" style:text-underline-color="font-color" fo:font-style="italic" style:font-style-complex="italic" style:font-style-asian="italic"/>
    </style:style>
    <style:style style:name="T39" style:family="text">
      <style:text-properties style:text-emphasize="none" style:text-outline="false" style:use-window-font-color="true" style:font-size-complex="11pt" style:font-weight-asian="normal" style:language-complex="hi" style:country-complex="IN" style:font-name-complex="Calibri" style:text-overline-style="none" style:text-overline-color="font-color" style:text-line-through-mode="continuous" fo:language="pt" fo:country="BR" style:font-name-asian="Noto Sans CJK SC" fo:text-shadow="none" style:font-weight-complex="normal" style:text-position="0% 100%" fo:font-weight="normal" style:font-size-asian="11pt" style:language-asian="zh" style:country-asian="CN" style:font-relief="none" style:text-line-through-type="none" style:text-underline-style="none" style:text-underline-color="font-color" style:font-style-asian="normal" style:font-style-complex="normal" fo:font-style="normal"/>
    </style:style>
    <style:style style:name="T40"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text-position="0% 100%"/>
    </style:style>
    <style:style style:name="T42" style:family="text">
      <style:text-properties style:font-name="Calibri" fo:font-size="11pt" fo:font-weight="normal"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text-emphasize="none" style:font-relief="none" style:text-overline-style="none" style:text-overline-color="font-color" style:use-window-font-color="true" style:text-position="0% 100%" style:font-style-asian="italic" style:font-style-complex="italic" fo:font-style="italic"/>
    </style:style>
    <style:style style:name="T43" style:family="text">
      <style:text-properties style:font-name="Calibri" fo:font-size="11pt" fo:font-weight="normal"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text-emphasize="none" style:font-relief="none" style:text-overline-style="none" style:text-overline-color="font-color" style:use-window-font-color="true" style:text-position="0% 100%" style:font-style-asian="normal" style:font-style-complex="normal" fo:font-style="normal"/>
    </style:style>
    <style:style style:name="T44" style:family="text">
      <style:text-properties style:font-name="Calibri" style:font-relief="none" style:font-style-complex="normal" style:font-weight-complex="normal" style:font-size-complex="11pt" style:font-name-complex="Calibri" style:language-complex="hi" style:country-complex="IN" fo:language="pt" fo:country="BR" fo:text-shadow="none" fo:font-style="normal" style:text-underline-style="none" style:text-underline-color="font-color" fo:font-size="11pt" style:font-weight-asian="normal" style:text-position="0% 100%" style:language-asian="zh" style:country-asian="CN" style:use-window-font-color="true" fo:font-weight="normal" style:text-line-through-type="none" style:text-outline="false" style:text-line-through-mode="continuous" style:font-name-asian="Noto Sans CJK SC" style:font-size-asian="11pt" style:font-style-asian="normal" style:text-emphasize="none" style:text-overline-style="none" style:text-overline-color="font-color"/>
    </style:style>
    <style:style style:name="T45" style:family="text">
      <style:text-properties style:font-relief="none" style:font-style-complex="normal" style:font-weight-complex="normal" style:font-size-complex="11pt" style:font-name-complex="Calibri" style:language-complex="hi" style:country-complex="IN" fo:language="pt" fo:country="BR" fo:text-shadow="none" fo:font-style="normal" style:text-underline-style="none" style:text-underline-color="font-color" style:font-weight-asian="normal" style:text-position="0% 100%" style:language-asian="zh" style:country-asian="CN" style:use-window-font-color="true" fo:font-weight="normal" style:text-line-through-type="none" style:text-outline="false" style:text-line-through-mode="continuous" style:font-name-asian="Noto Sans CJK SC" style:font-size-asian="11pt" style:font-style-asian="normal" style:text-emphasize="none" style:text-overline-style="none" style:text-overline-color="font-color"/>
    </style:style>
    <style:style style:name="T46" style:family="text">
      <style:text-properties style:font-relief="none" style:font-weight-complex="normal" style:font-size-complex="11pt" style:font-name-complex="Calibri" style:language-complex="hi" style:country-complex="IN" fo:language="pt" fo:country="BR" fo:text-shadow="none" style:text-underline-style="none" style:text-underline-color="font-color" style:font-weight-asian="normal" style:text-position="0% 100%" style:language-asian="zh" style:country-asian="CN" style:use-window-font-color="true" fo:font-weight="normal" style:text-line-through-type="none" style:text-outline="false" style:text-line-through-mode="continuous" style:font-name-asian="Noto Sans CJK SC" style:font-size-asian="11pt" style:text-emphasize="none" style:text-overline-style="none" style:text-overline-color="font-color" style:font-style-asian="italic" style:font-style-complex="italic" fo:font-style="italic"/>
    </style:style>
    <style:style style:name="T47" style:family="text">
      <style:text-properties style:font-relief="none" style:font-weight-complex="normal" style:font-size-complex="11pt" style:font-name-complex="Calibri" style:language-complex="hi" style:country-complex="IN" fo:language="pt" fo:country="BR" fo:text-shadow="none" style:text-underline-style="none" style:text-underline-color="font-color" style:font-weight-asian="normal" style:text-position="0% 100%" style:language-asian="zh" style:country-asian="CN" style:use-window-font-color="true" fo:font-weight="normal" style:text-line-through-type="none" style:text-outline="false" style:text-line-through-mode="continuous" style:font-name-asian="Noto Sans CJK SC" style:font-size-asian="11pt" style:text-emphasize="none" style:text-overline-style="none" style:text-overline-color="font-color" style:font-style-asian="normal" style:font-style-complex="normal" fo:font-style="normal"/>
    </style:style>
    <style:style style:name="T48"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49"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50" style:family="text">
      <style:text-propertie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JetBrains Mono" style:font-name="JetBrains Mono" fo:color="#067d17" style:font-name-complex="JetBrains Mono"/>
    </style:style>
    <style:style style:name="T51" style:family="text">
      <style:text-properties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font-name="Calibri" fo:font-size="11pt" style:font-name-complex="Calibri" style:font-size-asian="11pt" style:font-size-complex="11pt"/>
    </style:style>
    <style:style style:name="T52"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font-name="Liberation Sans" style:language-complex="hi" style:country-complex="IN"/>
    </style:style>
    <style:style style:name="T53"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style:font-size-complex="11pt" style:font-size-asian="11pt" style:font-name-complex="Calibri" fo:font-size="11pt"/>
    </style:style>
    <style:style style:name="T54" style:family="text">
      <style:text-properties fo:font-size="10pt"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Liberation Sans"/>
    </style:style>
    <style:style style:name="T55" style:family="text">
      <style:text-properties fo:font-size="10pt"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font-name="JetBrains Mono" style:font-name-asian="JetBrains Mono" fo:color="#080808" style:font-name-complex="JetBrains Mono"/>
    </style:style>
    <style:style style:name="T56" style:family="text">
      <style:text-properties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style-asian="normal" style:font-style-complex="normal" style:text-emphasize="none" style:font-relief="none" style:text-overline-style="none" style:text-overline-color="font-color" style:font-name="Calibri" fo:font-size="11pt" fo:font-weight="bold" style:font-name-complex="Calibri" style:font-size-asian="11pt" style:font-size-complex="11pt" style:font-weight-asian="bold" style:font-weight-complex="bold"/>
    </style:style>
    <style:style style:name="T57" style:family="text">
      <style:text-propertie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Calibri" style:font-name-asian="Calibri" style:font-name-complex="Calibri"/>
    </style:style>
    <style:style style:name="T58"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59"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fo:color="#000000"/>
    </style:style>
    <style:style style:name="T6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6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style:text-overline-style="none" style:text-overline-color="font-color" fo:color="#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Nome do atributo</text:p>
          </table:table-cell>
          <table:table-cell table:style-name="ce4" office:value-type="string" calcext:value-type="string">
            <text:p>Definição</text:p>
          </table:table-cell>
          <table:table-cell table:style-name="ce1" office:value-type="string" calcext:value-type="string">
            <text:p>Categoria</text:p>
          </table:table-cell>
          <table:table-cell table:style-name="ce1" office:value-type="string" calcext:value-type="string">
            <text:p>Fonte</text:p>
          </table:table-cell>
          <table:table-cell table:style-name="ce1" office:value-type="string" calcext:value-type="string">
            <text:p>Limitação/observação</text:p>
          </table:table-cell>
          <table:table-cell table:style-name="ce1" table:number-columns-repeated="1019"/>
        </table:table-row>
        <table:table-row table:style-name="ro1">
          <table:table-cell office:value-type="string" calcext:value-type="string">
            <text:p>MUNICIPIO</text:p>
          </table:table-cell>
          <table:table-cell office:value-type="string" calcext:value-type="string">
            <text:p>Nome do município.</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CODIGO_MUNICIPIO_6</text:p>
          </table:table-cell>
          <table:table-cell office:value-type="string" calcext:value-type="string">
            <text:p>Código IBGE do município sem o dígito verificador.</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SIGLA_ESTADO</text:p>
          </table:table-cell>
          <table:table-cell office:value-type="string" calcext:value-type="string">
            <text:p>Sigla do estado ao qual o município pertence.</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CODIGO_ESTADO</text:p>
          </table:table-cell>
          <table:table-cell office:value-type="string" calcext:value-type="string">
            <text:p>Código IBGE do estado ao qual o município pertence.</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REGIAO</text:p>
          </table:table-cell>
          <table:table-cell office:value-type="string" calcext:value-type="string">
            <text:p>Região do país em que o município está inserido.</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2">
          <table:table-cell office:value-type="string" calcext:value-type="string">
            <text:p>REGIAO_SAUDE</text:p>
          </table:table-cell>
          <table:table-cell office:value-type="string" calcext:value-type="string">
            <text:p>Regional de saúde do município considerado pelo Ministério da Saúde.</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CODIGO_REGIAO_SAUDE</text:p>
          </table:table-cell>
          <table:table-cell office:value-type="string" calcext:value-type="string">
            <text:p>Código da região de saúde do município.</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3">
          <table:table-cell office:value-type="string" calcext:value-type="string">
            <text:p>REGIAO_METROPOLITANA</text:p>
          </table:table-cell>
          <table:table-cell office:value-type="string" calcext:value-type="string">
            <text:p>1 quando o município faz parte de alguma região metropolitana e zero quando o município não faz parte de alguma região metropolitana.</text:p>
          </table:table-cell>
          <table:table-cell office:value-type="string" calcext:value-type="string">
            <text:p>Identificação</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CASOS</text:p>
          </table:table-cell>
          <table:table-cell office:value-type="string" calcext:value-type="string">
            <text:p>Número de casos confirmados de Covid-19 no município.</text:p>
          </table:table-cell>
          <table:table-cell office:value-type="string" calcext:value-type="string">
            <text:p>Covid-19</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OBITOS</text:p>
          </table:table-cell>
          <table:table-cell office:value-type="string" calcext:value-type="string">
            <text:p>Número de óbitos por Covid-19 no município.</text:p>
          </table:table-cell>
          <table:table-cell office:value-type="string" calcext:value-type="string">
            <text:p>Covid-19</text:p>
          </table:table-cell>
          <table:table-cell table:style-name="ce7" office:value-type="string" calcext:value-type="string">
            <text:p><text:span text:style-name="T48"><text:a xlink:href="https://covid.saude.gov.br/" xlink:type="simple">https://covid.saude.gov.br/</text:a></text:span></text:p>
          </table:table-cell>
          <table:table-cell table:number-columns-repeated="1020"/>
        </table:table-row>
        <table:table-row table:style-name="ro1">
          <table:table-cell office:value-type="string" calcext:value-type="string">
            <text:p>ESTADO</text:p>
          </table:table-cell>
          <table:table-cell office:value-type="string" calcext:value-type="string">
            <text:p>Nome do estado do município.</text:p>
          </table:table-cell>
          <table:table-cell office:value-type="string" calcext:value-type="string">
            <text:p>Identificação</text:p>
          </table:table-cell>
          <table:table-cell table:style-name="ce7"/>
          <table:table-cell table:number-columns-repeated="1020"/>
        </table:table-row>
        <table:table-row table:style-name="ro2">
          <table:table-cell table:style-name="ce9" office:value-type="string" calcext:value-type="string">
            <text:p>CODIGO_REGIAO_IMEDIATA</text:p>
          </table:table-cell>
          <table:table-cell office:value-type="string" calcext:value-type="string">
            <text:p>Código da região imediata conforme Divisão Regional do Brasil 2017.</text:p>
          </table:table-cell>
          <table:table-cell office:value-type="string" calcext:value-type="string">
            <text:p>Identificação</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9" office:value-type="string" calcext:value-type="string">
            <text:p>REGIAO_IMEDIATA</text:p>
          </table:table-cell>
          <table:table-cell office:value-type="string" calcext:value-type="string">
            <text:p>Região imediata conforme Divisão Regional do Brasil 2017.</text:p>
          </table:table-cell>
          <table:table-cell office:value-type="string" calcext:value-type="string">
            <text:p>Identificação</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9" office:value-type="string" calcext:value-type="string">
            <text:p>CODIGO_REGIAO_INTERMEDIARIA</text:p>
          </table:table-cell>
          <table:table-cell office:value-type="string" calcext:value-type="string">
            <text:p>Código da região intermediária conforme Divisão Regional do Brasil 2017.</text:p>
          </table:table-cell>
          <table:table-cell office:value-type="string" calcext:value-type="string">
            <text:p>Identificação</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9" office:value-type="string" calcext:value-type="string">
            <text:p>REGIAO_INTERMEDIARIA</text:p>
          </table:table-cell>
          <table:table-cell office:value-type="string" calcext:value-type="string">
            <text:p>Região intermediária conforme Divisão Regional do Brasil 2017.</text:p>
          </table:table-cell>
          <table:table-cell office:value-type="string" calcext:value-type="string">
            <text:p>Identificação</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office:value-type="string" calcext:value-type="string">
            <text:p>CODIGO_MUNICIPIO_7</text:p>
          </table:table-cell>
          <table:table-cell office:value-type="string" calcext:value-type="string">
            <text:p>Código IBGE do município com o dígito verificador.</text:p>
          </table:table-cell>
          <table:table-cell office:value-type="string" calcext:value-type="string">
            <text:p>Identificação</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office:value-type="string" calcext:value-type="string">
            <text:p>POPULACAO_ESTIMADA</text:p>
          </table:table-cell>
          <table:table-cell office:value-type="string" calcext:value-type="string">
            <text:p>População estimada do município em 2019.</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2" office:value-type="string" calcext:value-type="string">
            <text:p>DOMICILIOS_PARTICULARES_OCUPADOS_ESTIMADO</text:p>
          </table:table-cell>
          <table:table-cell office:value-type="string" calcext:value-type="string">
            <text:p>Número de domicílios particulares ocupados estimado em 2019.</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office:value-type="string" calcext:value-type="string">
            <text:p>DOMICILIOS_PARTICULARES_OCUPADOS_AGLOMERADOS_ESTIMADO</text:p>
          </table:table-cell>
          <table:table-cell office:value-type="string" calcext:value-type="string">
            <text:p>Número de domicílios particulares ocupados nos aglomerados do município estimado em 2019.</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4">
          <table:table-cell table:style-name="ce3" office:value-type="string" calcext:value-type="string">
            <text:p>PERCENTUAL_DOMICILIOS_PARTICULARES_OCUPADOS_AGLOMERADOS_ESTIMADO</text:p>
          </table:table-cell>
          <table:table-cell office:value-type="string" calcext:value-type="string">
            <text:p>DOMICILIOS_PARTICULARES_OCUPADOS_AGLOMERADOS_ESTIMADO / DOMICILIOS_PARTICULARES_OCUPADOS_AGLOMERADOS_ESTIMADO * 10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office:value-type="string" calcext:value-type="string">
            <text:p>POPULACAO_0_A_5_ANOS</text:p>
          </table:table-cell>
          <table:table-cell office:value-type="string" calcext:value-type="string">
            <text:p>População com idade entre 0 e 5 an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6_A_14_ANOS</text:p>
          </table:table-cell>
          <table:table-cell office:value-type="string" calcext:value-type="string">
            <text:p>População com idade entre 6 e 14 an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15_A_24_ANOS</text:p>
          </table:table-cell>
          <table:table-cell office:value-type="string" calcext:value-type="string">
            <text:p>População com idade entre 15 e 24 an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25_A_39_ANOS</text:p>
          </table:table-cell>
          <table:table-cell office:value-type="string" calcext:value-type="string">
            <text:p>População com idade entre 25 e 39 an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40_A_59_ANOS</text:p>
          </table:table-cell>
          <table:table-cell office:value-type="string" calcext:value-type="string">
            <text:p>População com idade entre 40 e 59 an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60_ANOS_OU_MAIS</text:p>
          </table:table-cell>
          <table:table-cell office:value-type="string" calcext:value-type="string">
            <text:p>População com idade 60 anos ou mai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POPULACAO_SEDE_MUNICIPAL</text:p>
          </table:table-cell>
          <table:table-cell office:value-type="string" calcext:value-type="string">
            <text:p>População que reside na sede do município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AREA</text:p>
          </table:table-cell>
          <table:table-cell office:value-type="string" calcext:value-type="string">
            <text:p>Área do município em hectares quadrad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DENSIDADE</text:p>
          </table:table-cell>
          <table:table-cell table:style-name="ce6" office:value-type="string" calcext:value-type="string">
            <text:p>POPULACAO_SEDE_MUNICIPAL / AREA</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DOMICILIOS_PARTICULARES_OCUPADOS</text:p>
          </table:table-cell>
          <table:table-cell office:value-type="string" calcext:value-type="string">
            <text:p>Número de domicílios particulares ocupad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3" office:value-type="string" calcext:value-type="string">
            <text:p>AGLOMERADOS</text:p>
          </table:table-cell>
          <table:table-cell office:value-type="string" calcext:value-type="string">
            <text:p>Número de áreas de aglomerados subnormais (favela por exemplo) existentes no município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2" office:value-type="string" calcext:value-type="string">
            <text:p>DOMICILIOS_PARTICULARES_OCUPADOS_AGLOMERADOS</text:p>
          </table:table-cell>
          <table:table-cell office:value-type="string" calcext:value-type="string">
            <text:p>Número de domicílios particulares ocupados nos aglomerados do município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3" office:value-type="string" calcext:value-type="string">
            <text:p>POPULACAO_AGLOMERADOS</text:p>
          </table:table-cell>
          <table:table-cell office:value-type="string" calcext:value-type="string">
            <text:p>População residente em domicílios particulares localizados em aglomerad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2">
          <table:table-cell table:style-name="ce3" office:value-type="string" calcext:value-type="string">
            <text:p>AREA_AGLOMERADOS</text:p>
          </table:table-cell>
          <table:table-cell office:value-type="string" calcext:value-type="string">
            <text:p>Área total dos aglomerados do município em hectares quadrados no Censo 2010.</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DENSIDADE_DEMOGRAFICA_AGLOMERADOS</text:p>
          </table:table-cell>
          <table:table-cell table:style-name="ce3" office:value-type="string" calcext:value-type="string">
            <text:p><text:span text:style-name="T2">POPULACAO_AGLOMERADOS / AREA_AGLOMERADOS</text:span></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1">
          <table:table-cell table:style-name="ce3" office:value-type="string" calcext:value-type="string">
            <text:p>DENSIDADE_DOMICILIOS_AGLOMERADOS</text:p>
          </table:table-cell>
          <table:table-cell table:style-name="ce3" office:value-type="string" calcext:value-type="string">
            <text:p><text:span text:style-name="T2">DOMICILIOS_PARTICULARES_OCUPADOS_AGLOMERADOS / AREA_AGLOMERADOS</text:span></text:p>
          </table:table-cell>
          <table:table-cell office:value-type="string" calcext:value-type="string">
            <text:p>Demografia</text:p>
          </table:table-cell>
          <table:table-cell table:style-name="ce7" office:value-type="string" calcext:value-type="string">
            <text:p><text:span text:style-name="T48"><text:a xlink:href="https://www.ibge.gov.br/" xlink:type="simple">https://www.ibge.gov.br/</text:a></text:span></text:p>
          </table:table-cell>
          <table:table-cell table:number-columns-repeated="1020"/>
        </table:table-row>
        <table:table-row table:style-name="ro5">
          <table:table-cell table:style-name="ce9" office:value-type="string" calcext:value-type="string">
            <text:p>IDHM</text:p>
          </table:table-cell>
          <table:table-cell table:style-name="ce16" office:value-type="string" calcext:value-type="string">
            <text:p>Índice de Desenvolvimento Humano Municipal. Média geométrica dos índices das dimensões Renda, Educação e Longevidade, com pesos iguais.</text:p>
          </table:table-cell>
          <table:table-cell office:value-type="string" calcext:value-type="string">
            <text:p>Desenvolvimento humano</text:p>
          </table:table-cell>
          <table:table-cell office:value-type="string" calcext:value-type="string">
            <text:p>https://www.atlasbrasil.org.br/</text:p>
          </table:table-cell>
          <table:table-cell office:value-type="string" calcext:value-type="string">
            <text:p>Censo 2010/Atlas BR: IDHM</text:p>
          </table:table-cell>
          <table:table-cell table:number-columns-repeated="1019"/>
        </table:table-row>
        <table:table-row table:style-name="ro6">
          <table:table-cell table:style-name="ce9" office:value-type="string" calcext:value-type="string">
            <text:p>IDHM_EDUCACAO</text:p>
          </table:table-cell>
          <table:table-cell table:style-name="ce17"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office:value-type="string" calcext:value-type="string">
            <text:p>Desenvolvimento humano</text:p>
          </table:table-cell>
          <table:table-cell office:value-type="string" calcext:value-type="string">
            <text:p>https://www.atlasbrasil.org.br/</text:p>
          </table:table-cell>
          <table:table-cell office:value-type="string" calcext:value-type="string">
            <text:p>Censo 2010/Atlas BR: <text:span text:style-name="T49">IDHM_E</text:span></text:p>
          </table:table-cell>
          <table:table-cell table:number-columns-repeated="1019"/>
        </table:table-row>
        <table:table-row table:style-name="ro7">
          <table:table-cell table:style-name="ce9" office:value-type="string" calcext:value-type="string">
            <text:p>IDHM_LONGEVIDADE</text:p>
          </table:table-cell>
          <table:table-cell table:style-name="ce17" office:value-type="string" calcext:value-type="string">
            <text:p><text:span text:style-name="T3">Índice da dimensão Longevidade que é um dos 3 componentes do IDHM. É obtido a partir do indicador</text:span><text:span text:style-name="T4"> Esperança de vida ao nascer</text:span><text:span text:style-name="T5">, através da fórmula: [(valor observado do indicador) - (valor mínimo)] / [(valor máximo) - (valor mínimo)], onde os valores mínimo e máximo são 25 e 85 anos, respectivamente. </text:span></text:p>
          </table:table-cell>
          <table:table-cell office:value-type="string" calcext:value-type="string">
            <text:p>Desenvolvimento humano</text:p>
          </table:table-cell>
          <table:table-cell office:value-type="string" calcext:value-type="string">
            <text:p>https://www.atlasbrasil.org.br/</text:p>
          </table:table-cell>
          <table:table-cell office:value-type="string" calcext:value-type="string">
            <text:p>Censo 2010/Atlas BR: <text:span text:style-name="T49">IDHM_L</text:span></text:p>
          </table:table-cell>
          <table:table-cell table:number-columns-repeated="1019"/>
        </table:table-row>
        <table:table-row table:style-name="ro8">
          <table:table-cell table:style-name="ce9" office:value-type="string" calcext:value-type="string">
            <text:p>IDHM_RENDA</text:p>
          </table:table-cell>
          <table:table-cell table:style-name="ce17" office:value-type="string" calcext:value-type="string">
            <text:p><text:span text:style-name="T3">Índice da dimensão Renda que é um dos 3 componentes do IDHM. É obtido a partir do indicador</text:span><text:span text:style-name="T4"> Renda per capita</text:span><text:span text:style-name="T5">, através da fórmula: [ln (valor observado do indicador) - ln (valor mínimo)] / [ln (valor máximo) - ln (valor mínimo)], onde os valores mínimo e máximo são R$ 8,00 e R$ 4.033,00 (a preços de agosto de 2010). </text:span></text:p>
          </table:table-cell>
          <table:table-cell office:value-type="string" calcext:value-type="string">
            <text:p>Desenvolvimento humano</text:p>
          </table:table-cell>
          <table:table-cell office:value-type="string" calcext:value-type="string">
            <text:p>https://www.atlasbrasil.org.br/</text:p>
          </table:table-cell>
          <table:table-cell office:value-type="string" calcext:value-type="string">
            <text:p>Censo 2010/Atlas BR: <text:span text:style-name="T49">IDHM_R</text:span></text:p>
          </table:table-cell>
          <table:table-cell table:number-columns-repeated="1019"/>
        </table:table-row>
        <table:table-row table:style-name="ro9">
          <table:table-cell office:value-type="string" calcext:value-type="string">
            <text:p>TAXA_FECUNDIDADE</text:p>
          </table:table-cell>
          <table:table-cell table:style-name="ce18" office:value-type="string" calcext:value-type="string">
            <text:p>Número médio de filhos que uma mulher deverá ter ao terminar o período reprodutivo (15 a 49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FECTOT</text:span></text:p>
          </table:table-cell>
          <table:table-cell table:number-columns-repeated="1019"/>
        </table:table-row>
        <table:table-row table:style-name="ro10">
          <table:table-cell office:value-type="string" calcext:value-type="string">
            <text:p>RENDA_PER_CAPTA_MAXIMA_1_QUINTO_MAIS_POBRE</text:p>
          </table:table-cell>
          <table:table-cell table:style-name="ce17" office:value-type="string" calcext:value-type="string">
            <text:p>Renda domiciliar per capita máxima do quinto mais pobre</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CORTE1</text:span></text:p>
          </table:table-cell>
          <table:table-cell table:number-columns-repeated="1019"/>
        </table:table-row>
        <table:table-row table:style-name="ro10">
          <table:table-cell office:value-type="string" calcext:value-type="string">
            <text:p>RENDA_PER_CAPTA_MAXIMA_2_QUINTO_MAIS_POBRE</text:p>
          </table:table-cell>
          <table:table-cell table:style-name="ce17" office:value-type="string" calcext:value-type="string">
            <text:p>Renda domiciliar per capita máxima do 2º quinto mais pobre</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0">CORTE2</text:span></text:p>
          </table:table-cell>
          <table:table-cell table:number-columns-repeated="1019"/>
        </table:table-row>
        <table:table-row table:style-name="ro10">
          <table:table-cell office:value-type="string" calcext:value-type="string">
            <text:p>RENDA_PER_CAPTA_MAXIMA_3_QUINTO_MAIS_POBRE</text:p>
          </table:table-cell>
          <table:table-cell table:style-name="ce17" office:value-type="string" calcext:value-type="string">
            <text:p>Renda domiciliar per capita máxima do 3º quinto mais pobre</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0">CORTE3</text:span></text:p>
          </table:table-cell>
          <table:table-cell table:number-columns-repeated="1019"/>
        </table:table-row>
        <table:table-row table:style-name="ro10">
          <table:table-cell office:value-type="string" calcext:value-type="string">
            <text:p>RENDA_PER_CAPTA_MAXIMA_4_QUINTO_MAIS_POBRE</text:p>
          </table:table-cell>
          <table:table-cell table:style-name="ce17" office:value-type="string" calcext:value-type="string">
            <text:p>Renda domiciliar per capita máxima do 3º quinto mais pobre</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0">CORTE4</text:span></text:p>
          </table:table-cell>
          <table:table-cell table:number-columns-repeated="1019"/>
        </table:table-row>
        <table:table-row table:style-name="ro10">
          <table:table-cell office:value-type="string" calcext:value-type="string">
            <text:p>RENDA_PER_CAPTA_MINIMA_10_PORCENTO_MAIS_RICOS</text:p>
          </table:table-cell>
          <table:table-cell table:style-name="ce17" office:value-type="string" calcext:value-type="string">
            <text:p>Renda domiciliar per capita mínima do décimo mais rico</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CORTE9</text:span></text:p>
          </table:table-cell>
          <table:table-cell table:number-columns-repeated="1019"/>
        </table:table-row>
        <table:table-row table:style-name="ro11">
          <table:table-cell table:style-name="ce9" office:value-type="string" calcext:value-type="string">
            <text:p>GINI</text:p>
          </table:table-cell>
          <table:table-cell table:style-name="ce18"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GINI</text:span></text:p>
          </table:table-cell>
          <table:table-cell table:number-columns-repeated="1019"/>
        </table:table-row>
        <table:table-row table:style-name="ro12">
          <table:table-cell office:value-type="string" calcext:value-type="string">
            <text:p>PERCENTUAL_EXTREMAMENTE_POBRES</text:p>
          </table:table-cell>
          <table:table-cell table:style-name="ce18" office:value-type="string" calcext:value-type="string">
            <text:p><text:span text:style-name="T6">Proporção dos indivíduos com renda domiciliar</text:span><text:span text:style-name="T7"> per capita</text:span><text:span text:style-name="T8"> igual ou inferior a R$ 70,00 mensais, em reais de agosto de 2010.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IND</text:span></text:p>
          </table:table-cell>
          <table:table-cell table:number-columns-repeated="1019"/>
        </table:table-row>
        <table:table-row table:style-name="ro12">
          <table:table-cell office:value-type="string" calcext:value-type="string">
            <text:p>PERCENTUAL_POBRES</text:p>
          </table:table-cell>
          <table:table-cell table:style-name="ce18" office:value-type="string" calcext:value-type="string">
            <text:p><text:span text:style-name="T6">Proporção dos indivíduos com renda domiciliar</text:span><text:span text:style-name="T7"> per capita </text:span><text:span text:style-name="T8">igual ou inferior a R$ 140,00 mensais, em reais de agosto de 2010.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MPOB</text:span></text:p>
          </table:table-cell>
          <table:table-cell table:number-columns-repeated="1019"/>
        </table:table-row>
        <table:table-row table:style-name="ro6">
          <table:table-cell office:value-type="string" calcext:value-type="string">
            <text:p>PERCENTUAL_VULNERAVEIS_POBREZA</text:p>
          </table:table-cell>
          <table:table-cell table:style-name="ce18" office:value-type="string" calcext:value-type="string">
            <text:p><text:span text:style-name="T9">Proporção dos indivíduos com renda domiciliar</text:span><text:span text:style-name="T10"> per capita</text:span><text:span text:style-name="T11"> igual ou inferior a R$ 255,00 mensais, em reais de agosto de 2010, equivalente a 1/2 salário mínimo nessa data.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POB</text:span></text:p>
          </table:table-cell>
          <table:table-cell table:number-columns-repeated="1019"/>
        </table:table-row>
        <table:table-row table:style-name="ro6">
          <table:table-cell office:value-type="string" calcext:value-type="string">
            <text:p>PERCENTUAL_RENDA_APROPRIADA_10_PORCENTO_MAIS_RICOS</text:p>
          </table:table-cell>
          <table:table-cell table:style-name="ce18" office:value-type="string" calcext:value-type="string">
            <text:p><text:span text:style-name="T12">Percentual da renda total apropriada pelos indivíduos pertencentes ao décimo mais rico da distribuição dos indivíduos segundo a renda domiciliar</text:span><text:span text:style-name="T13"> per capita</text:span><text:span text:style-name="T14">.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REN10RICOS</text:span></text:p>
          </table:table-cell>
          <table:table-cell table:number-columns-repeated="1019"/>
        </table:table-row>
        <table:table-row table:style-name="ro6">
          <table:table-cell office:value-type="string" calcext:value-type="string">
            <text:p>PERCENTUAL_RENDA_APROPRIADA_20_PORCENTO_MAIS_RICOS</text:p>
          </table:table-cell>
          <table:table-cell table:style-name="ce18" office:value-type="string" calcext:value-type="string">
            <text:p><text:span text:style-name="T12">Percentual da renda total apropriada pelos indivíduos pertencentes ao quinto mais rico da distribuição dos indivíduos segundo a renda domiciliar</text:span><text:span text:style-name="T13"> per capita</text:span><text:span text:style-name="T14">.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52">Censo 2010/Atlas BR: </text:span><text:span text:style-name="T53">PREN20RICOS</text:span></text:p>
          </table:table-cell>
          <table:table-cell table:number-columns-repeated="1019"/>
        </table:table-row>
        <table:table-row table:style-name="ro6">
          <table:table-cell office:value-type="string" calcext:value-type="string">
            <text:p>PERCENTUAL_RENDA_APROPRIADA_20_PORCENTO_MAIS_POBRES</text:p>
          </table:table-cell>
          <table:table-cell table:style-name="ce18" office:value-type="string" calcext:value-type="string">
            <text:p><text:span text:style-name="T15">Percentual da renda total apropriada pelos indivíduos pertencentes ao quinto mais pobre da distribuição dos indivíduos segundo a renda domiciliar</text:span><text:span text:style-name="T16"> per capita</text:span><text:span text:style-name="T17">.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54">Censo 2010/Atlas BR: </text:span><text:span text:style-name="T55">PREN20</text:span></text:p>
          </table:table-cell>
          <table:table-cell table:number-columns-repeated="1019"/>
        </table:table-row>
        <table:table-row table:style-name="ro6">
          <table:table-cell office:value-type="string" calcext:value-type="string">
            <text:p>PERCENTUAL_RENDA_APROPRIADA_40_PORCENTO_MAIS_POBRES</text:p>
          </table:table-cell>
          <table:table-cell table:style-name="ce18" office:value-type="string" calcext:value-type="string">
            <text:p><text:span text:style-name="T12">Percentual da renda total apropriada pelos indivíduos pertencentes aos dois quintos mais pobres da distribuição dos indivíduos segundo a renda domiciliar</text:span><text:span text:style-name="T13"> per capita</text:span><text:span text:style-name="T14">.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REN40</text:span></text:p>
          </table:table-cell>
          <table:table-cell table:number-columns-repeated="1019"/>
        </table:table-row>
        <table:table-row table:style-name="ro6">
          <table:table-cell office:value-type="string" calcext:value-type="string">
            <text:p>PERCENTUAL_RENDA_APROPRIADA_60_PORCENTO_MAIS_POBRES</text:p>
          </table:table-cell>
          <table:table-cell table:style-name="ce18" office:value-type="string" calcext:value-type="string">
            <text:p><text:span text:style-name="T12">Percentual da renda total apropriada pelos indivíduos pertencentes aos três quintos mais pobres da distribuição dos indivíduos segundo a renda domiciliar</text:span><text:span text:style-name="T13"> per capita</text:span><text:span text:style-name="T14">.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REN60</text:span></text:p>
          </table:table-cell>
          <table:table-cell table:number-columns-repeated="1019"/>
        </table:table-row>
        <table:table-row table:style-name="ro6">
          <table:table-cell office:value-type="string" calcext:value-type="string">
            <text:p>PERCENTUAL_RENDA_APROPRIADA_80_PORCENTO_MAIS_POBRES</text:p>
          </table:table-cell>
          <table:table-cell table:style-name="ce18" office:value-type="string" calcext:value-type="string">
            <text:p><text:span text:style-name="T12">Percentual da renda total apropriada pelos indivíduos pertencentes aos quatro quintos mais pobres da distribuição dos indivíduos segundo a renda domiciliar</text:span><text:span text:style-name="T13"> per capita</text:span><text:span text:style-name="T14">.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REN80</text:span></text:p>
          </table:table-cell>
          <table:table-cell table:number-columns-repeated="1019"/>
        </table:table-row>
        <table:table-row table:style-name="ro12">
          <table:table-cell office:value-type="string" calcext:value-type="string">
            <text:p>PERCENTUAL_RENDA_PROVENIENTE_TRABALHO</text:p>
          </table:table-cell>
          <table:table-cell table:style-name="ce18" office:value-type="string" calcext:value-type="string">
            <text:p>Participação percentual das rendas provenientes do trabalho (principal e outros) na renda total, considerando-se apenas as pessoas que vivem em domicílios particulares permanentes. </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RENTRAB</text:span></text:p>
          </table:table-cell>
          <table:table-cell table:number-columns-repeated="1019"/>
        </table:table-row>
        <table:table-row table:style-name="ro13">
          <table:table-cell office:value-type="string" calcext:value-type="string">
            <text:p>RAZAO_10_PORCENTO_MAIS_RICOS_POR_40_PORCENTO_MAIS_POBRES</text:p>
          </table:table-cell>
          <table:table-cell table:style-name="ce18" office:value-type="string" calcext:value-type="string">
            <text:p><text:span text:style-name="T18">Medida do grau de desigualdade existente na distribuição de indivíduos segundo a renda domiciliar </text:span><text:span text:style-name="T19">per capita</text:span><text:span text:style-name="T20">.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1040</text:span></text:p>
          </table:table-cell>
          <table:table-cell table:number-columns-repeated="1019"/>
        </table:table-row>
        <table:table-row table:style-name="ro11">
          <table:table-cell office:value-type="string" calcext:value-type="string">
            <text:p>RAZAO_20_PORCENTO_MAIS_RICOS_POR_40_PORCENTO_MAIS_POBRES</text:p>
          </table:table-cell>
          <table:table-cell table:style-name="ce18" office:value-type="string" calcext:value-type="string">
            <text:p><text:span text:style-name="T18">Medida do grau de desigualdade existente na distribuição de indivíduos segundo a renda domiciliar </text:span><text:span text:style-name="T19">per capita</text:span><text:span text:style-name="T20">.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2040</text:span></text:p>
          </table:table-cell>
          <table:table-cell table:number-columns-repeated="1019"/>
        </table:table-row>
        <table:table-row table:style-name="ro12">
          <table:table-cell office:value-type="string" calcext:value-type="string">
            <text:p>RENDA_PER_CAPTA_MEDIA_1_QUINTO_MAIS_POBRE</text:p>
          </table:table-cell>
          <table:table-cell table:style-name="ce17" office:value-type="string" calcext:value-type="string">
            <text:p><text:span text:style-name="T21">Média da renda domiciliar </text:span><text:span text:style-name="T22">per capita</text:span><text:span text:style-name="T23"> dos indivíduos pertencentes ao quinto mais pobre da distribuição de indivíduos segundo a renda domiciliar </text:span><text:span text:style-name="T24">per capita</text:span><text:span text:style-name="T23">.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1</text:span></text:p>
          </table:table-cell>
          <table:table-cell table:number-columns-repeated="1019"/>
        </table:table-row>
        <table:table-row table:style-name="ro12">
          <table:table-cell office:value-type="string" calcext:value-type="string">
            <text:p><text:span text:style-name="T1">RENDA_PER_CAPTA_MEDIA</text:span>_2_QUINTO_MAIS_POBRE</text:p>
          </table:table-cell>
          <table:table-cell table:style-name="ce17" office:value-type="string" calcext:value-type="string">
            <text:p><text:span text:style-name="T21">Média da renda domiciliar </text:span><text:span text:style-name="T22">per capita</text:span><text:span text:style-name="T23"> dos indivíduos pertencentes ao 2º quinto mais pobre da distribuição de indivíduos segundo a renda domiciliar </text:span><text:span text:style-name="T24">per capita</text:span><text:span text:style-name="T23">.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2</text:span></text:p>
          </table:table-cell>
          <table:table-cell table:number-columns-repeated="1019"/>
        </table:table-row>
        <table:table-row table:style-name="ro12">
          <table:table-cell office:value-type="string" calcext:value-type="string">
            <text:p><text:span text:style-name="T1">RENDA_PER_CAPTA_MEDIA</text:span>_3_QUINTO_MAIS_POBRE</text:p>
          </table:table-cell>
          <table:table-cell table:style-name="ce17" office:value-type="string" calcext:value-type="string">
            <text:p><text:span text:style-name="T21">Média da renda domiciliar </text:span><text:span text:style-name="T22">per capita</text:span><text:span text:style-name="T23"> dos indivíduos pertencentes ao 3º quinto mais pobre da distribuição de indivíduos segundo a renda domiciliar </text:span><text:span text:style-name="T24">per capita</text:span><text:span text:style-name="T23">.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3</text:span></text:p>
          </table:table-cell>
          <table:table-cell table:number-columns-repeated="1019"/>
        </table:table-row>
        <table:table-row table:style-name="ro12">
          <table:table-cell office:value-type="string" calcext:value-type="string">
            <text:p><text:span text:style-name="T1">RENDA_PER_CAPTA_MEDIA</text:span>_4_QUINTO_MAIS_POBRE</text:p>
          </table:table-cell>
          <table:table-cell table:style-name="ce17" office:value-type="string" calcext:value-type="string">
            <text:p><text:span text:style-name="T21">Média da renda domiciliar </text:span><text:span text:style-name="T22">per capita</text:span><text:span text:style-name="T23"> dos indivíduos pertencentes ao 4º quinto mais pobre da distribuição de indivíduos segundo a renda domiciliar </text:span><text:span text:style-name="T24">per capita</text:span><text:span text:style-name="T23">.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4</text:span></text:p>
          </table:table-cell>
          <table:table-cell table:number-columns-repeated="1019"/>
        </table:table-row>
        <table:table-row table:style-name="ro12">
          <table:table-cell office:value-type="string" calcext:value-type="string">
            <text:p><text:span text:style-name="T1">RENDA_PER_CAPTA_MEDIA</text:span>_20_PORCENTO_MAIS_RICOS</text:p>
          </table:table-cell>
          <table:table-cell table:style-name="ce17" office:value-type="string" calcext:value-type="string">
            <text:p><text:span text:style-name="T21">Média da renda domiciliar </text:span><text:span text:style-name="T22">per capita</text:span><text:span text:style-name="T23"> dos indivíduos pertencentes ao quinto mais rico da distribuição de indivíduos segundo a renda domiciliar </text:span><text:span text:style-name="T24">per capita</text:span><text:span text:style-name="T23">.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5</text:span></text:p>
          </table:table-cell>
          <table:table-cell table:number-columns-repeated="1019"/>
        </table:table-row>
        <table:table-row table:style-name="ro12">
          <table:table-cell office:value-type="string" calcext:value-type="string">
            <text:p>RENDA_PER_CAPTA_MEDIA_10_PORCENTO_MAIS_RICOS</text:p>
          </table:table-cell>
          <table:table-cell table:style-name="ce18" office:value-type="string" calcext:value-type="string">
            <text:p><text:span text:style-name="T25">Média da renda domiciliar </text:span><text:span text:style-name="T26">per capita</text:span><text:span text:style-name="T27"> dos indivíduos pertencentes ao décimo mais rico da distribuição de indivíduos segundo a renda domiciliar </text:span><text:span text:style-name="T28">per capita</text:span><text:span text:style-name="T29">. Valores em reais de 01/08/2010.</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DPC10</text:span></text:p>
          </table:table-cell>
          <table:table-cell table:number-columns-repeated="1019"/>
        </table:table-row>
        <table:table-row table:style-name="ro6">
          <table:table-cell office:value-type="string" calcext:value-type="string">
            <text:p>RENDA_PER_CAPTA_MEDIA_EXTREMAMENTE_POBRES</text:p>
          </table:table-cell>
          <table:table-cell table:style-name="ce18" office:value-type="string" calcext:value-type="string">
            <text:p><text:span text:style-name="T30">Média da renda domiciliar </text:span><text:span text:style-name="T31">per capita</text:span><text:span text:style-name="T32"> das pessoas com renda domiciliar </text:span><text:span text:style-name="T33">per capita</text:span><text:span text:style-name="T34"> igual ou inferior a R$ 70,00 mensais, a preços de agosto de 2010.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IND</text:span></text:p>
          </table:table-cell>
          <table:table-cell table:number-columns-repeated="1019"/>
        </table:table-row>
        <table:table-row table:style-name="ro6">
          <table:table-cell office:value-type="string" calcext:value-type="string">
            <text:p>RENDA_PER_CAPTA_MEDIA_POBRES</text:p>
          </table:table-cell>
          <table:table-cell table:style-name="ce18" office:value-type="string" calcext:value-type="string">
            <text:p><text:span text:style-name="T35">Média da renda domiciliar </text:span><text:span text:style-name="T36">per capita</text:span><text:span text:style-name="T37"> das pessoas com renda domiciliar </text:span><text:span text:style-name="T38">per capita</text:span><text:span text:style-name="T39"> igual ou inferior a R$ 140,00 mensais, a preços de agosto de 2010.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MPOB</text:span></text:p>
          </table:table-cell>
          <table:table-cell table:number-columns-repeated="1019"/>
        </table:table-row>
        <table:table-row table:style-name="ro6">
          <table:table-cell office:value-type="string" calcext:value-type="string">
            <text:p>RENDA_PER_CAPTA_MEDIA_VULNERAVEIS_POBREZA</text:p>
          </table:table-cell>
          <table:table-cell table:style-name="ce18" office:value-type="string" calcext:value-type="string">
            <text:p><text:span text:style-name="T35">Média da renda domiciliar </text:span><text:span text:style-name="T36">per capita</text:span><text:span text:style-name="T37"> das pessoas com renda domiciliar </text:span><text:span text:style-name="T38">per capita</text:span><text:span text:style-name="T39"> igual ou inferior a R$ 255,00 mensais, a preços de agosto de 2010. O universo de indivíduos é limitado àqueles que vivem em domicílios particulares permanentes.</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POB</text:span></text:p>
          </table:table-cell>
          <table:table-cell table:number-columns-repeated="1019"/>
        </table:table-row>
        <table:table-row table:style-name="ro11">
          <table:table-cell table:style-name="ce9" office:value-type="string" calcext:value-type="string">
            <text:p>THEIL</text:p>
          </table:table-cell>
          <table:table-cell table:style-name="ce18" office:value-type="string" calcext:value-type="string">
            <text:p><text:span text:style-name="T40">Índice de Theil – L. </text:span><text:span text:style-name="T41">Mede a desigualdade na distribuição de indivíduos segundo a renda domiciliar per capita, excluídos aqueles com renda domiciliar </text:span><text:span text:style-name="T42">per capita</text:span><text:span text:style-name="T43">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THEIL</text:span></text:p>
          </table:table-cell>
          <table:table-cell table:number-columns-repeated="1019"/>
        </table:table-row>
        <table:table-row table:style-name="ro14">
          <table:table-cell office:value-type="string" calcext:value-type="string">
            <text:p>PERCENTUAL_TRABALHADORES_CONTA_PROPRIA</text:p>
          </table:table-cell>
          <table:table-cell table:style-name="ce18" office:value-type="string" calcext:value-type="string">
            <text:p>Razão entre o número de trabalhadores por conta própria de 18 anos ou mais de idade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CPR</text:span></text:p>
          </table:table-cell>
          <table:table-cell table:number-columns-repeated="1019"/>
        </table:table-row>
        <table:table-row table:style-name="ro14">
          <table:table-cell office:value-type="string" calcext:value-type="string">
            <text:p>PERCENTUAL_OCUPADOS_AGROPECUARIA</text:p>
          </table:table-cell>
          <table:table-cell table:style-name="ce18" office:value-type="string" calcext:value-type="string">
            <text:p>Razão entre o número de pessoas de 18 anos ou mais de idade ocupadas no setor agropecuário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_AGRO</text:span></text:p>
          </table:table-cell>
          <table:table-cell table:number-columns-repeated="1019"/>
        </table:table-row>
        <table:table-row table:style-name="ro14">
          <table:table-cell office:value-type="string" calcext:value-type="string">
            <text:p>PERCENTUAL_OCUPADOS_COMERCIO</text:p>
          </table:table-cell>
          <table:table-cell table:style-name="ce18" office:value-type="string" calcext:value-type="string">
            <text:p>Razão entre o número de pessoas de 18 anos ou mais de idade ocupadas no setor de comércio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_COM</text:span></text:p>
          </table:table-cell>
          <table:table-cell table:number-columns-repeated="1019"/>
        </table:table-row>
        <table:table-row table:style-name="ro14">
          <table:table-cell office:value-type="string" calcext:value-type="string">
            <text:p>PERCENTUAL_OCUPADOS_CONSTRUCAO</text:p>
          </table:table-cell>
          <table:table-cell table:style-name="ce18" office:value-type="string" calcext:value-type="string">
            <text:p>Razão entre o número de pessoas de 18 anos ou mais de idade ocupadas no setor de construção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_CONSTR</text:span></text:p>
          </table:table-cell>
          <table:table-cell table:number-columns-repeated="1019"/>
        </table:table-row>
        <table:table-row table:style-name="ro14">
          <table:table-cell office:value-type="string" calcext:value-type="string">
            <text:p>PERCENTUAL_OCUPADOS_MINERACAO</text:p>
          </table:table-cell>
          <table:table-cell table:style-name="ce18" office:value-type="string" calcext:value-type="string">
            <text:p>Razão entre o número de pessoas de 18 anos ou mais de idade ocupadas no setor extrativo mineral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_EXTR</text:span></text:p>
          </table:table-cell>
          <table:table-cell table:number-columns-repeated="1019"/>
        </table:table-row>
        <table:table-row table:style-name="ro15">
          <table:table-cell office:value-type="string" calcext:value-type="string">
            <text:p>PERCENTUAL_TRABALHADORES_FORMALIZADOS</text:p>
          </table:table-cell>
          <table:table-cell table:style-name="ce18"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_FORMAL</text:span></text:p>
          </table:table-cell>
          <table:table-cell table:number-columns-repeated="1019"/>
        </table:table-row>
        <table:table-row table:style-name="ro14">
          <table:table-cell office:value-type="string" calcext:value-type="string">
            <text:p>PERCENTUAL_OCUPADOS_SERVICO</text:p>
          </table:table-cell>
          <table:table-cell table:style-name="ce18" office:value-type="string" calcext:value-type="string">
            <text:p>Razão entre o número de pessoas de 18 anos ou mais de idade ocupadas no setor de serviços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_SERV</text:span></text:p>
          </table:table-cell>
          <table:table-cell table:number-columns-repeated="1019"/>
        </table:table-row>
        <table:table-row table:style-name="ro15">
          <table:table-cell office:value-type="string" calcext:value-type="string">
            <text:p>PERCENTUAL_OCUPADOS_SERVICOS_INDUSTRIAIS_UTILIDADE_PUBLICA</text:p>
          </table:table-cell>
          <table:table-cell table:style-name="ce18"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P_SIUP</text:span></text:p>
          </table:table-cell>
          <table:table-cell table:number-columns-repeated="1019"/>
        </table:table-row>
        <table:table-row table:style-name="ro12">
          <table:table-cell office:value-type="string" calcext:value-type="string">
            <text:p>PERCENTUAL_OCUPADOS_INDUSTRIA</text:p>
          </table:table-cell>
          <table:table-cell table:style-name="ce18" office:value-type="string" calcext:value-type="string">
            <text:p>Razão entre o número de pessoas de 18 anos ou mais de idade ocupadas na indústria de transformação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P_TRANSF</text:span></text:p>
          </table:table-cell>
          <table:table-cell table:number-columns-repeated="1019"/>
        </table:table-row>
        <table:table-row table:style-name="ro14">
          <table:table-cell office:value-type="string" calcext:value-type="string">
            <text:p>PERCENTUAL_OCUPADOS_SEM_RENDA</text:p>
          </table:table-cell>
          <table:table-cell table:style-name="ce18" office:value-type="string" calcext:value-type="string">
            <text:p>Razão entre o número de pessoas de 18 anos ou mais de idade ocupadas e sem rendimento do trabalho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EN0</text:span></text:p>
          </table:table-cell>
          <table:table-cell table:number-columns-repeated="1019"/>
        </table:table-row>
        <table:table-row table:style-name="ro6">
          <table:table-cell office:value-type="string" calcext:value-type="string">
            <text:p>PERCENTUAL_OCUPADOS_ATE_1_SALARIO_MINIMO</text:p>
          </table:table-cell>
          <table:table-cell table:style-name="ce18"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EN1</text:span></text:p>
          </table:table-cell>
          <table:table-cell table:number-columns-repeated="1019"/>
        </table:table-row>
        <table:table-row table:style-name="ro6">
          <table:table-cell office:value-type="string" calcext:value-type="string">
            <text:p>PERCENTUAL_OCUPADOS_ATE_2_SALARIOS_MINIMOS</text:p>
          </table:table-cell>
          <table:table-cell table:style-name="ce17"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EN2</text:span></text:p>
          </table:table-cell>
          <table:table-cell table:number-columns-repeated="1019"/>
        </table:table-row>
        <table:table-row table:style-name="ro6">
          <table:table-cell office:value-type="string" calcext:value-type="string">
            <text:p>PERCENTUAL_OCUPADOS_ATE_3_SALARIOS_MINIMOS</text:p>
          </table:table-cell>
          <table:table-cell table:style-name="ce17"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0">REN3</text:span></text:p>
          </table:table-cell>
          <table:table-cell table:number-columns-repeated="1019"/>
        </table:table-row>
        <table:table-row table:style-name="ro6">
          <table:table-cell office:value-type="string" calcext:value-type="string">
            <text:p>PERCENTUAL_OCUPADOS_ATE_5_SALARIOS_MINIMOS</text:p>
          </table:table-cell>
          <table:table-cell table:style-name="ce17"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0">REN5</text:span></text:p>
          </table:table-cell>
          <table:table-cell table:number-columns-repeated="1019"/>
        </table:table-row>
        <table:table-row table:style-name="ro13">
          <table:table-cell office:value-type="string" calcext:value-type="string">
            <text:p>TAXA_ATIVIDADE</text:p>
          </table:table-cell>
          <table:table-cell table:style-name="ce18"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T_ATIV</text:span></text:p>
          </table:table-cell>
          <table:table-cell table:number-columns-repeated="1019"/>
        </table:table-row>
        <table:table-row table:style-name="ro6">
          <table:table-cell office:value-type="string" calcext:value-type="string">
            <text:p>TAXA_DESOCUPACAO</text:p>
          </table:table-cell>
          <table:table-cell table:style-name="ce18"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T_DES</text:span></text:p>
          </table:table-cell>
          <table:table-cell table:number-columns-repeated="1019"/>
        </table:table-row>
        <table:table-row table:style-name="ro16">
          <table:table-cell table:style-name="ce9" office:value-type="string" calcext:value-type="string">
            <text:p>THEIL_TRABALHO</text:p>
          </table:table-cell>
          <table:table-cell table:style-name="ce18" office:value-type="string" calcext:value-type="string">
            <text:p><text:span text:style-name="T44">Índice de Theil-L dos rendimentos do trabalho. </text:span><text:span text:style-name="T45">Mede a desigualdade na distribuição de indivíduos de 18 anos ou mais de idade ocupados, segundo o rendimento de todos os trabalhos, excluídos aqueles sem rendimento do trabalho.</text:span><text:span text:style-name="T46"> </text:span><text:span text:style-name="T47">É o logaritmo da razão entre as médias aritmética e geométrica do rendimento dos indivíduos, sendo nulo quando não existir desigualdade de renda entre eles e tendente ao infinito quando a desigualdade tender ao máximo.</text:span></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THEILTRAB</text:span></text:p>
          </table:table-cell>
          <table:table-cell table:number-columns-repeated="1019"/>
        </table:table-row>
        <table:table-row table:style-name="ro8">
          <table:table-cell office:value-type="string" calcext:value-type="string">
            <text:p>PERCENTUAL_TRABALHADORES_PUBLICOS</text:p>
          </table:table-cell>
          <table:table-cell table:style-name="ce18"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TRABPUB</text:span></text:p>
          </table:table-cell>
          <table:table-cell table:number-columns-repeated="1019"/>
        </table:table-row>
        <table:table-row table:style-name="ro16">
          <table:table-cell office:value-type="string" calcext:value-type="string">
            <text:p>PERCENTUAL_POPULACAO_VIVE_DOMICILIOS_BANHEIRO_AGUA</text:p>
          </table:table-cell>
          <table:table-cell table:style-name="ce18"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T_BANAGUA</text:span></text:p>
          </table:table-cell>
          <table:table-cell table:number-columns-repeated="1019"/>
        </table:table-row>
        <table:table-row table:style-name="ro8">
          <table:table-cell office:value-type="string" calcext:value-type="string">
            <text:p>PERCENTUAL_POPULACAO_VIVE_DOMICILIOS_DENSIDADE_MAIOR_2_POR_DORMITORIO</text:p>
          </table:table-cell>
          <table:table-cell table:style-name="ce18"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T_DENS</text:span></text:p>
          </table:table-cell>
          <table:table-cell table:number-columns-repeated="1019"/>
        </table:table-row>
        <table:table-row table:style-name="ro13">
          <table:table-cell office:value-type="string" calcext:value-type="string">
            <text:p>PERCENTUAL_POPULACAO_VULNERAVEL_POBREZA_GASTAM_MAIS_UMA_HORA_ATE_TRABALHO</text:p>
          </table:table-cell>
          <table:table-cell table:style-name="ce18"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1">Censo 2010/Atlas BR: </text:span><text:span text:style-name="T51">T_OCUPDESLOC_1</text:span></text:p>
          </table:table-cell>
          <table:table-cell table:number-columns-repeated="1019"/>
        </table:table-row>
        <table:table-row table:style-name="ro17">
          <table:table-cell office:value-type="string" calcext:value-type="string">
            <text:p>POPULACAO_MASCULINA</text:p>
          </table:table-cell>
          <table:table-cell table:style-name="ce18" office:value-type="string" calcext:value-type="string">
            <text:p>População total do sexo masculino.</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text:span text:style-name="T1">Censo 2010/Atlas BR: </text:span><text:span text:style-name="T56">HOMEMTOT</text:span></text:p>
          </table:table-cell>
          <table:table-cell table:number-columns-repeated="1019"/>
        </table:table-row>
        <table:table-row table:style-name="ro17">
          <table:table-cell office:value-type="string" calcext:value-type="string">
            <text:p>POPULACAO_FEMININA</text:p>
          </table:table-cell>
          <table:table-cell table:style-name="ce18" office:value-type="string" calcext:value-type="string">
            <text:p>População total do sexo feminino.</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MULHERTOT</text:span></text:p>
          </table:table-cell>
          <table:table-cell table:number-columns-repeated="1019"/>
        </table:table-row>
        <table:table-row table:style-name="ro17">
          <table:table-cell office:value-type="string" calcext:value-type="string">
            <text:p>POPULACAO_ATE_1_ANO</text:p>
          </table:table-cell>
          <table:table-cell table:style-name="ce18" office:value-type="string" calcext:value-type="string">
            <text:p>População de até 1 ano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1</text:span></text:p>
          </table:table-cell>
          <table:table-cell table:number-columns-repeated="1019"/>
        </table:table-row>
        <table:table-row table:style-name="ro17">
          <table:table-cell office:value-type="string" calcext:value-type="string">
            <text:p>POPULACAO_1_A_3_ANOS</text:p>
          </table:table-cell>
          <table:table-cell table:style-name="ce18" office:value-type="string" calcext:value-type="string">
            <text:p>População de 1 a 3 anos.</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13</text:span></text:p>
          </table:table-cell>
          <table:table-cell table:number-columns-repeated="1019"/>
        </table:table-row>
        <table:table-row table:style-name="ro17">
          <table:table-cell office:value-type="string" calcext:value-type="string">
            <text:p>POPULACAO_4_ANOS</text:p>
          </table:table-cell>
          <table:table-cell table:style-name="ce18" office:value-type="string" calcext:value-type="string">
            <text:p>População de 4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text:span text:style-name="T1">Censo 2010/Atlas BR: </text:span><text:span text:style-name="T51">PESO4</text:span></text:p>
          </table:table-cell>
          <table:table-cell table:number-columns-repeated="1019"/>
        </table:table-row>
        <table:table-row table:style-name="ro17">
          <table:table-cell office:value-type="string" calcext:value-type="string">
            <text:p>POPULACAO_5_ANOS</text:p>
          </table:table-cell>
          <table:table-cell table:style-name="ce17" office:value-type="string" calcext:value-type="string">
            <text:p>População de 5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5</text:span></text:p>
          </table:table-cell>
          <table:table-cell table:number-columns-repeated="1019"/>
        </table:table-row>
        <table:table-row table:style-name="ro17">
          <table:table-cell office:value-type="string" calcext:value-type="string">
            <text:p>POPULACAO_6_A_10_ANOS</text:p>
          </table:table-cell>
          <table:table-cell table:style-name="ce18" office:value-type="string" calcext:value-type="string">
            <text:p>População de 6 a 10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610</text:span></text:p>
          </table:table-cell>
          <table:table-cell table:number-columns-repeated="1019"/>
        </table:table-row>
        <table:table-row table:style-name="ro17">
          <table:table-cell office:value-type="string" calcext:value-type="string">
            <text:p>POPULACAO_11_A_14_ANOS</text:p>
          </table:table-cell>
          <table:table-cell table:style-name="ce17" office:value-type="string" calcext:value-type="string">
            <text:p>População de 11 a 14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1114</text:span></text:p>
          </table:table-cell>
          <table:table-cell table:number-columns-repeated="1019"/>
        </table:table-row>
        <table:table-row table:style-name="ro17">
          <table:table-cell office:value-type="string" calcext:value-type="string">
            <text:p>POPULACAO_15_A_17_ANOS</text:p>
          </table:table-cell>
          <table:table-cell table:style-name="ce18" office:value-type="string" calcext:value-type="string">
            <text:p>População de 15 a 17 ano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1517</text:span></text:p>
          </table:table-cell>
          <table:table-cell table:number-columns-repeated="1019"/>
        </table:table-row>
        <table:table-row table:style-name="ro17">
          <table:table-cell office:value-type="string" calcext:value-type="string">
            <text:p>POPULACAO_18_ANOS_OU_MAIS</text:p>
          </table:table-cell>
          <table:table-cell table:style-name="ce18" office:value-type="string" calcext:value-type="string">
            <text:p>População de 18 anos ou mai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18</text:span></text:p>
          </table:table-cell>
          <table:table-cell table:number-columns-repeated="1019"/>
        </table:table-row>
        <table:table-row table:style-name="ro17">
          <table:table-cell office:value-type="string" calcext:value-type="string">
            <text:p>POPULACAO_65_ANOS_OU_MAIS</text:p>
          </table:table-cell>
          <table:table-cell table:style-name="ce18" office:value-type="string" calcext:value-type="string">
            <text:p>População de 65 anos ou mais de idade.</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text:span text:style-name="T1">Censo 2010/Atlas BR: </text:span><text:span text:style-name="T51">PESO65</text:span></text:p>
          </table:table-cell>
          <table:table-cell table:number-columns-repeated="1019"/>
        </table:table-row>
        <table:table-row table:style-name="ro17">
          <table:table-cell office:value-type="string" calcext:value-type="string">
            <text:p>POPULACAO_RURAL</text:p>
          </table:table-cell>
          <table:table-cell table:style-name="ce18" office:value-type="string" calcext:value-type="string">
            <text:p>População residente na área rural.</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RUR</text:span></text:p>
          </table:table-cell>
          <table:table-cell table:number-columns-repeated="1019"/>
        </table:table-row>
        <table:table-row table:style-name="ro17">
          <table:table-cell office:value-type="string" calcext:value-type="string">
            <text:p>POPULACAO_TOTAL</text:p>
          </table:table-cell>
          <table:table-cell table:style-name="ce18" office:value-type="string" calcext:value-type="string">
            <text:p>População residente total.</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TOT</text:span></text:p>
          </table:table-cell>
          <table:table-cell table:number-columns-repeated="1019"/>
        </table:table-row>
        <table:table-row table:style-name="ro17">
          <table:table-cell office:value-type="string" calcext:value-type="string">
            <text:p>POPULACAO_URBANA</text:p>
          </table:table-cell>
          <table:table-cell table:style-name="ce18" office:value-type="string" calcext:value-type="string">
            <text:p>População residente na área urbana.</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ESOURB</text:span></text:p>
          </table:table-cell>
          <table:table-cell table:number-columns-repeated="1019"/>
        </table:table-row>
        <table:table-row table:style-name="ro6">
          <table:table-cell office:value-type="string" calcext:value-type="string">
            <text:p>RAZAO_DEPENDENCIA</text:p>
          </table:table-cell>
          <table:table-cell table:style-name="ce18"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Censo 2010/Atlas BR: <text:span text:style-name="T49">RAZDEP</text:span></text:p>
          </table:table-cell>
          <table:table-cell table:number-columns-repeated="1019"/>
        </table:table-row>
        <table:table-row table:style-name="ro14">
          <table:table-cell office:value-type="string" calcext:value-type="string">
            <text:p>POPULACAO_DOMICILIOS_PARTICULARES</text:p>
          </table:table-cell>
          <table:table-cell table:style-name="ce18" office:value-type="string" calcext:value-type="string">
            <text:p>População residente em domicílios particulares permanentes. Exclui os residentes em domicílios coletivos, como pensões, hotéis, prisões, quartéis, hospitais. </text:p>
          </table:table-cell>
          <table:table-cell office:value-type="string" calcext:value-type="string">
            <text:p>Demografia</text:p>
          </table:table-cell>
          <table:table-cell office:value-type="string" calcext:value-type="string">
            <text:p>https://www.atlasbrasil.org.br/</text:p>
          </table:table-cell>
          <table:table-cell office:value-type="string" calcext:value-type="string">
            <text:p>Censo 2010/Atlas BR: <text:span text:style-name="T49">POP</text:span></text:p>
          </table:table-cell>
          <table:table-cell table:number-columns-repeated="1019"/>
        </table:table-row>
        <table:table-row table:style-name="ro3">
          <table:table-cell table:style-name="ce9" office:value-type="string" calcext:value-type="string">
            <text:p>PERCENTUAL_INTERNACAOES_DOENCAS_SANEAMENTO_INADEQUADO</text:p>
          </table:table-cell>
          <table:table-cell table:style-name="ce19" office:value-type="string" calcext:value-type="string">
            <text:p>Participação percentual de internações hospitalares por doenças relacionadas ao saneamento ambiental inadequado no total de internações hospitalares</text:p>
          </table:table-cell>
          <table:table-cell office:value-type="string" calcext:value-type="string">
            <text:p>Saúde</text:p>
          </table:table-cell>
          <table:table-cell office:value-type="string" calcext:value-type="string">
            <text:p>https://www.atlasbrasil.org.br/</text:p>
          </table:table-cell>
          <table:table-cell office:value-type="string" calcext:value-type="string">
            <text:p><text:span text:style-name="T1">Registros Administrativos 2017/Atlas BR: </text:span><text:span text:style-name="T57">PINTERDRSAI</text:span></text:p>
          </table:table-cell>
          <table:table-cell table:number-columns-repeated="1019"/>
        </table:table-row>
        <table:table-row table:style-name="ro4">
          <table:table-cell office:value-type="string" calcext:value-type="string">
            <text:p>TRANSFERENCIA_PERCAPTA_BOLSA_FAMILIA</text:p>
          </table:table-cell>
          <table:table-cell table:style-name="ce19" office:value-type="string" calcext:value-type="string">
            <text:p>Valor médio mensal das transferências do programa Bolsa Família, dividido pela população total do município, em valores reais de 01/08/2010, corrigidos através do IPCA.</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text:span text:style-name="T58">Registros Administrativos 2017/Atlas BR: </text:span><text:span text:style-name="T59">REN_TRPCBF_D</text:span></text:p>
          </table:table-cell>
          <table:table-cell table:number-columns-repeated="1019"/>
        </table:table-row>
        <table:table-row table:style-name="ro3">
          <table:table-cell office:value-type="string" calcext:value-type="string">
            <text:p>PERCENTUAL_POPULACAO_COBERTA_PLANO_SAUDE</text:p>
          </table:table-cell>
          <table:table-cell table:style-name="ce19" office:value-type="string" calcext:value-type="string">
            <text:p>Razão entre a população beneficiária de planos privados de saúde e a população total, multiplicado por 100.</text:p>
          </table:table-cell>
          <table:table-cell office:value-type="string" calcext:value-type="string">
            <text:p>Saúde</text:p>
          </table:table-cell>
          <table:table-cell office:value-type="string" calcext:value-type="string">
            <text:p>https://www.atlasbrasil.org.br/</text:p>
          </table:table-cell>
          <table:table-cell office:value-type="string" calcext:value-type="string">
            <text:p><text:span text:style-name="T60">Registros Administrativos 2017/Atlas BR: </text:span><text:span text:style-name="T61">TXCOBPLP</text:span></text:p>
          </table:table-cell>
          <table:table-cell table:number-columns-repeated="1019"/>
        </table:table-row>
        <table:table-row table:style-name="ro18">
          <table:table-cell office:value-type="string" calcext:value-type="string">
            <text:p>PERCENTUAL_VALOR_ADICIONADO_ADMINISTRACAO_PUBLICA</text:p>
          </table:table-cell>
          <table:table-cell table:style-name="ce20"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Registros Administrativos 2016/Atlas BR: <text:span text:style-name="T49">REN_PVAADM</text:span></text:p>
          </table:table-cell>
          <table:table-cell table:number-columns-repeated="1019"/>
        </table:table-row>
        <table:table-row table:style-name="ro3">
          <table:table-cell office:value-type="string" calcext:value-type="string">
            <text:p>PERCENTUAL_VALOR_ADICIONADO_AGRICULTURA</text:p>
          </table:table-cell>
          <table:table-cell table:style-name="ce19" office:value-type="string" calcext:value-type="string">
            <text:p>Razão entre o Valor Adicionado do setor Agropecuária e Valor Adicionado <text:s/>de todos os setores,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Registros Administrativos 2016/Atlas BR: <text:span text:style-name="T49">REN_PVAAGR</text:span></text:p>
          </table:table-cell>
          <table:table-cell table:number-columns-repeated="1019"/>
        </table:table-row>
        <table:table-row table:style-name="ro3">
          <table:table-cell office:value-type="string" calcext:value-type="string">
            <text:p>PERCENTUAL_VALOR_ADICIONADO_INDUSTRIA</text:p>
          </table:table-cell>
          <table:table-cell table:style-name="ce19" office:value-type="string" calcext:value-type="string">
            <text:p>Razão entre o Valor Adicionado do setor Indústria e o Valor Adicionado de todos os setores, multiplicado por 100.</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Registros Administrativos 2016/Atlas BR: <text:span text:style-name="T49">REN_PVAIND</text:span></text:p>
          </table:table-cell>
          <table:table-cell table:number-columns-repeated="1019"/>
        </table:table-row>
        <table:table-row table:style-name="ro4">
          <table:table-cell office:value-type="string" calcext:value-type="string">
            <text:p>PERCENTUAL_VALOR_ADICIONADO_SERVICO</text:p>
          </table:table-cell>
          <table:table-cell table:style-name="ce19" office:value-type="string" calcext:value-type="string">
            <text:p>Razão entre o Valor Adicionado do setor Serviços e Valor Adicionado <text:s/>de todos os setores, multiplicado por 100. Inclui o Valor Adicionado da Administração Pública. </text:p>
          </table:table-cell>
          <table:table-cell office:value-type="string" calcext:value-type="string">
            <text:p>Economia</text:p>
          </table:table-cell>
          <table:table-cell office:value-type="string" calcext:value-type="string">
            <text:p>https://www.atlasbrasil.org.br/</text:p>
          </table:table-cell>
          <table:table-cell office:value-type="string" calcext:value-type="string">
            <text:p>Registros Administrativos 2016/Atlas BR: <text:span text:style-name="T49">REN_PVASERV</text:span></text:p>
          </table:table-cell>
          <table:table-cell table:number-columns-repeated="1019"/>
        </table:table-row>
        <table:table-row table:style-name="ro1">
          <table:table-cell office:value-type="string" calcext:value-type="string">
            <text:p>CODIGO_MUNICIPIO_TSE</text:p>
          </table:table-cell>
          <table:table-cell office:value-type="string" calcext:value-type="string">
            <text:p>Código do município no TSE.</text:p>
          </table:table-cell>
          <table:table-cell office:value-type="string" calcext:value-type="string">
            <text:p>Identificação</text:p>
          </table:table-cell>
          <table:table-cell office:value-type="string" calcext:value-type="string">
            <text:p>https://www.tse.jus.br/</text:p>
          </table:table-cell>
          <table:table-cell table:number-columns-repeated="1020"/>
        </table:table-row>
        <table:table-row table:style-name="ro2">
          <table:table-cell office:value-type="string" calcext:value-type="string">
            <text:p>VOTOS_BOLSONARO</text:p>
          </table:table-cell>
          <table:table-cell office:value-type="string" calcext:value-type="string">
            <text:p>Número de votos em Bolsonaro no segundo turno da eleição presidencial de 2018.</text:p>
          </table:table-cell>
          <table:table-cell office:value-type="string" calcext:value-type="string">
            <text:p>Política</text:p>
          </table:table-cell>
          <table:table-cell office:value-type="string" calcext:value-type="string">
            <text:p>https://www.tse.jus.br/</text:p>
          </table:table-cell>
          <table:table-cell table:number-columns-repeated="1020"/>
        </table:table-row>
        <table:table-row table:style-name="ro2">
          <table:table-cell office:value-type="string" calcext:value-type="string">
            <text:p>VOTOS_HADDAD</text:p>
          </table:table-cell>
          <table:table-cell office:value-type="string" calcext:value-type="string">
            <text:p>Número de votos em Haddad no segundo turno da eleição presidencial de 2018.</text:p>
          </table:table-cell>
          <table:table-cell office:value-type="string" calcext:value-type="string">
            <text:p>Política</text:p>
          </table:table-cell>
          <table:table-cell office:value-type="string" calcext:value-type="string">
            <text:p>https://www.tse.jus.br/</text:p>
          </table:table-cell>
          <table:table-cell table:number-columns-repeated="1020"/>
        </table:table-row>
        <table:table-row table:style-name="ro2">
          <table:table-cell office:value-type="string" calcext:value-type="string">
            <text:p>VOTOS_BRANCO</text:p>
          </table:table-cell>
          <table:table-cell office:value-type="string" calcext:value-type="string">
            <text:p>Número de votos em branco no segundo turno da eleição presidencial de 2018.</text:p>
          </table:table-cell>
          <table:table-cell office:value-type="string" calcext:value-type="string">
            <text:p>Política</text:p>
          </table:table-cell>
          <table:table-cell office:value-type="string" calcext:value-type="string">
            <text:p>https://www.tse.jus.br/</text:p>
          </table:table-cell>
          <table:table-cell table:number-columns-repeated="1020"/>
        </table:table-row>
        <table:table-row table:style-name="ro2">
          <table:table-cell office:value-type="string" calcext:value-type="string">
            <text:p>VOTOS_NULO</text:p>
          </table:table-cell>
          <table:table-cell office:value-type="string" calcext:value-type="string">
            <text:p>Número de votos nulos no segundo turno da eleição presidencial de 2018.</text:p>
          </table:table-cell>
          <table:table-cell office:value-type="string" calcext:value-type="string">
            <text:p>Política</text:p>
          </table:table-cell>
          <table:table-cell office:value-type="string" calcext:value-type="string">
            <text:p>https://www.tse.jus.br/</text:p>
          </table:table-cell>
          <table:table-cell table:number-columns-repeated="1020"/>
        </table:table-row>
        <table:table-row table:style-name="ro1">
          <table:table-cell office:value-type="string" calcext:value-type="string">
            <text:p>CAPITAL</text:p>
          </table:table-cell>
          <table:table-cell office:value-type="string" calcext:value-type="string">
            <text:p>1 o município é capital de um estado e zero senão.</text:p>
          </table:table-cell>
          <table:table-cell office:value-type="string" calcext:value-type="string">
            <text:p>Identificação</text:p>
          </table:table-cell>
          <table:table-cell office:value-type="string" calcext:value-type="string">
            <text:p>https://www.tse.jus.br/</text:p>
          </table:table-cell>
          <table:table-cell table:number-columns-repeated="1020"/>
        </table:table-row>
        <table:table-row table:style-name="ro2">
          <table:table-cell table:style-name="ce9" office:value-type="string" calcext:value-type="string">
            <text:p>PERCENTUAL_COBERTURA_ESTRATEGIA_SAUDE_FAMILIA</text:p>
          </table:table-cell>
          <table:table-cell office:value-type="string" calcext:value-type="string">
            <text:p>Percentual da população coberta por equipes da estratégia de saúde da família.</text:p>
          </table:table-cell>
          <table:table-cell office:value-type="string" calcext:value-type="string">
            <text:p>Saúde</text:p>
          </table:table-cell>
          <table:table-cell table:style-name="ce7" office:value-type="string" calcext:value-type="string">
            <text:p>https://egestorab.saude.gov.br/paginas/acessoPublico/relatorios/relatoriosPublicos.xhtml<text:line-break/></text:p>
          </table:table-cell>
          <table:table-cell table:number-columns-repeated="1020"/>
        </table:table-row>
        <table:table-row table:style-name="ro2">
          <table:table-cell table:style-name="ce9" office:value-type="string" calcext:value-type="string">
            <text:p>PERCENTUAL_COBERTURA_AGENTES_COMUNITARIOS_SAUDE</text:p>
          </table:table-cell>
          <table:table-cell office:value-type="string" calcext:value-type="string">
            <text:p>Percentual da população coberta por agentes comunitários de saúde.</text:p>
          </table:table-cell>
          <table:table-cell office:value-type="string" calcext:value-type="string">
            <text:p>Saúde</text:p>
          </table:table-cell>
          <table:table-cell table:style-name="ce7" office:value-type="string" calcext:value-type="string">
            <text:p>https://egestorab.saude.gov.br/paginas/acessoPublico/relatorios/relatoriosPublicos.xhtml<text:line-break/></text:p>
          </table:table-cell>
          <table:table-cell table:number-columns-repeated="1020"/>
        </table:table-row>
        <table:table-row table:style-name="ro1">
          <table:table-cell table:style-name="ce9" office:value-type="string" calcext:value-type="string">
            <text:p>NUMERO_ENFERMEIROS_SUS</text:p>
          </table:table-cell>
          <table:table-cell office:value-type="string" calcext:value-type="string">
            <text:p>Número de enfermeiros que atuam n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ENFERMEIROS_NAO_SUS</text:p>
          </table:table-cell>
          <table:table-cell office:value-type="string" calcext:value-type="string">
            <text:p>Número de enfermeiros que não atuam n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ENFERMEIROS_TOTAL</text:p>
          </table:table-cell>
          <table:table-cell office:value-type="string" calcext:value-type="string">
            <text:p>Número total de enfermeiro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MEDICOS_SUS</text:p>
          </table:table-cell>
          <table:table-cell office:value-type="string" calcext:value-type="string">
            <text:p>Número de médicos que atuam n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MEDICOS_NAO_SUS</text:p>
          </table:table-cell>
          <table:table-cell office:value-type="string" calcext:value-type="string">
            <text:p>Número de médicos que não atuam n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MEDICOS_TOTAL</text:p>
          </table:table-cell>
          <table:table-cell office:value-type="string" calcext:value-type="string">
            <text:p>Número total de médico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INTERNACAO_SUS</text:p>
          </table:table-cell>
          <table:table-cell office:value-type="string" calcext:value-type="string">
            <text:p>Número de leitos de internação vinculados a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INTERNACAO_NAO_SUS</text:p>
          </table:table-cell>
          <table:table-cell office:value-type="string" calcext:value-type="string">
            <text:p>Número de leitos de internação não vinculados a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INTERNACAO_TOTAL</text:p>
          </table:table-cell>
          <table:table-cell office:value-type="string" calcext:value-type="string">
            <text:p>Número de leitos de internação total.</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UTI_SUS</text:p>
          </table:table-cell>
          <table:table-cell office:value-type="string" calcext:value-type="string">
            <text:p>Número de leitos UTI vinculados a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UTI_NAO_SUS</text:p>
          </table:table-cell>
          <table:table-cell office:value-type="string" calcext:value-type="string">
            <text:p>Número de leitos UTI não vinculados ao SU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LEITOS_UTI_TOTAL</text:p>
          </table:table-cell>
          <table:table-cell office:value-type="string" calcext:value-type="string">
            <text:p>Número de leitos UTI total.</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VENTILADORES_RESPIRADORES_EXISTENTES</text:p>
          </table:table-cell>
          <table:table-cell office:value-type="string" calcext:value-type="string">
            <text:p>Número de ventiladores/respiradores existentes.</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NUMERO_VENTILADORES_RESPIRADORES_EM_USO</text:p>
          </table:table-cell>
          <table:table-cell office:value-type="string" calcext:value-type="string">
            <text:p>Número de ventiladores/respiradores em uso.</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POPULACAO_ESTIMADA_REGIAO_IMEDIATA</text:p>
          </table:table-cell>
          <table:table-cell office:value-type="string" calcext:value-type="string">
            <text:p>Somatório da população estimada dos municípios 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LEITOS_INTERNACAO_TOTAL_REGIAO_IMEDIATA</text:p>
          </table:table-cell>
          <table:table-cell office:value-type="string" calcext:value-type="string">
            <text:p>Somatório do número de letios dos municípios 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LEITOS_UTI_TOTAL_REGIAO_IMEDIATA</text:p>
          </table:table-cell>
          <table:table-cell office:value-type="string" calcext:value-type="string">
            <text:p>Somatório do número de leitos de UTI dos municípios 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MEDICOS_TOTAL_REGIAO_IMEDIATA</text:p>
          </table:table-cell>
          <table:table-cell office:value-type="string" calcext:value-type="string">
            <text:p><text:span text:style-name="T1">Somatório do número de médicos dos municípios </text:span>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ENFERMEIROS_TOTAL_REGIAO_IMEDIATA</text:p>
          </table:table-cell>
          <table:table-cell office:value-type="string" calcext:value-type="string">
            <text:p>Somatório do número de enfermeiros dos municípios 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VENTILADORES_RESPIRADORES_EM_USO_REGIAO_IMEDIATA</text:p>
          </table:table-cell>
          <table:table-cell office:value-type="string" calcext:value-type="string">
            <text:p>Somatório do número de ventiladores/respiradores dos municípios da região imediat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POPULACAO_ESTIMADA_REGIAO_INTERMEDIARIA</text:p>
          </table:table-cell>
          <table:table-cell office:value-type="string" calcext:value-type="string">
            <text:p>Somatório da população estimada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LEITOS_INTERNACAO_TOTAL_REGIAO_INTERMEDIARIA</text:p>
          </table:table-cell>
          <table:table-cell office:value-type="string" calcext:value-type="string">
            <text:p>Somatório do número de letios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LEITOS_UTI_TOTAL_REGIAO_INTERMEDIARIA</text:p>
          </table:table-cell>
          <table:table-cell office:value-type="string" calcext:value-type="string">
            <text:p>Somatório do número de leitos de UTI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MEDICOS_TOTAL_REGIAO_INTERMEDIARIA</text:p>
          </table:table-cell>
          <table:table-cell office:value-type="string" calcext:value-type="string">
            <text:p>Somatório do número de médicos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ENFERMEIROS_TOTAL_REGIAO_INTERMEDIARIA</text:p>
          </table:table-cell>
          <table:table-cell office:value-type="string" calcext:value-type="string">
            <text:p>Somatório do número de enfermeiros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NUMERO_VENTILADORES_RESPIRADORES_EM_USO_REGIAO_INTERMEDIARIA</text:p>
          </table:table-cell>
          <table:table-cell office:value-type="string" calcext:value-type="string">
            <text:p>Somatório do número de ventiladores/respiradores dos municípios da região intermediária.</text:p>
          </table:table-cell>
          <table:table-cell office:value-type="string" calcext:value-type="string">
            <text:p>Saúde</text:p>
          </table:table-cell>
          <table:table-cell table:style-name="ce22" office:value-type="string" calcext:value-type="string">
            <text:p>http://tabnet.datasus.gov.br/cgi/deftohtm.exe?cnes/cnv/leiintbr.def</text:p>
          </table:table-cell>
          <table:table-cell table:number-columns-repeated="1020"/>
        </table:table-row>
        <table:table-row table:style-name="ro1">
          <table:table-cell table:style-name="ce12" office:value-type="string" calcext:value-type="string">
            <text:p>PERCENTUAL_AVC</text:p>
          </table:table-cell>
          <table:table-cell office:value-type="string" calcext:value-type="string">
            <text:p>Percentual da população que já teve AVC.</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table-cell table:style-name="ce12" office:value-type="string" calcext:value-type="string">
            <text:p>PERCENTUAL_COLESTEROL_ALTO</text:p>
          </table:table-cell>
          <table:table-cell office:value-type="string" calcext:value-type="string">
            <text:p>Percentual da população diagnosticada com percentual alto.</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2">
          <table:table-cell table:style-name="ce12" office:value-type="string" calcext:value-type="string">
            <text:p>PERCENTUAL_DOENCA_CORACAO</text:p>
          </table:table-cell>
          <table:table-cell office:value-type="string" calcext:value-type="string">
            <text:p>Percentual da população diagnosticada com doença do coração.</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2">
          <table:table-cell table:style-name="ce12" office:value-type="string" calcext:value-type="string">
            <text:p>PERCENTUAL_PESSOAS_COM_AO_MENOS_UMA_DOENCA_CRONICA</text:p>
          </table:table-cell>
          <table:table-cell office:value-type="string" calcext:value-type="string">
            <text:p>Percentual da população diagnosticada com ao menos uma doença cronica.</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table-cell office:value-type="string" calcext:value-type="string">
            <text:p>PERCENTUAL_HIPERTENSAO</text:p>
          </table:table-cell>
          <table:table-cell office:value-type="string" calcext:value-type="string">
            <text:p>Percentual da população diagnosticada com hipertensão.</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2">
          <table:table-cell office:value-type="string" calcext:value-type="string">
            <text:p>PERCENTUAL_AUTO_AVALIACAO</text:p>
          </table:table-cell>
          <table:table-cell office:value-type="string" calcext:value-type="string">
            <text:p>Percentual da população que avaliou que sua saúde esteja boa ou muito boa.</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table-cell office:value-type="string" calcext:value-type="string">
            <text:p>PERCENTUAL_ASMA</text:p>
          </table:table-cell>
          <table:table-cell office:value-type="string" calcext:value-type="string">
            <text:p>Percentual da população diagnosticada com asma.</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table-cell office:value-type="string" calcext:value-type="string">
            <text:p>PERCENTUAL_CANCER</text:p>
          </table:table-cell>
          <table:table-cell office:value-type="string" calcext:value-type="string">
            <text:p>Percentual da população diagnosticada com cancer.</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2">
          <table:table-cell office:value-type="string" calcext:value-type="string">
            <text:p>PERCENTUAL_INSUFICIENCIA_RENAL_CRONICA</text:p>
          </table:table-cell>
          <table:table-cell office:value-type="string" calcext:value-type="string">
            <text:p>Percentual da população diagnosticada com insuficiência renal crônica.</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table-cell office:value-type="string" calcext:value-type="string">
            <text:p>PERCENTUAL_DIABETES</text:p>
          </table:table-cell>
          <table:table-cell office:value-type="string" calcext:value-type="string">
            <text:p>Percentual da população diagnosticada com diabetes.</text:p>
          </table:table-cell>
          <table:table-cell office:value-type="string" calcext:value-type="string">
            <text:p>Saúde</text:p>
          </table:table-cell>
          <table:table-cell table:style-name="ce22" office:value-type="string" calcext:value-type="string">
            <text:p>https://www.ibge.gov.br/estatisticas/sociais/saude/9160-pesquisa-nacional-de-saude.html?edicao=29270&amp;t=sobre</text:p>
          </table:table-cell>
          <table:table-cell office:value-type="string" calcext:value-type="string">
            <text:p>Os dados por estado e capital.</text:p>
          </table:table-cell>
          <table:table-cell table:number-columns-repeated="1019"/>
        </table:table-row>
        <table:table-row table:style-name="ro1" table:number-rows-repeated="10484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number-style style:name="N130">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09:47:57.1855763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8-30T23:37:17.625259784</dc:date>
    <meta:editing-duration>PT10H27M55S</meta:editing-duration>
    <meta:editing-cycles>35</meta:editing-cycles>
    <meta:document-statistic meta:table-count="1" meta:cell-count="719" meta:object-count="0"/>
  </office:meta>
</office:document-meta>
</file>